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Inter" svg:font-family="Inter, sans-serif"/>
    <style:font-face style:name="OpenSymbol1" svg:font-family="OpenSymbol"/>
    <style:font-face style:name="OpenSymbol" svg:font-family="OpenSymbol, 'Arial Unicode MS'"/>
    <style:font-face style:name="Arial2" svg:font-family="Arial" style:font-family-generic="swiss"/>
    <style:font-face style:name="Calibri" svg:font-family="Calibri" style:font-family-generic="swiss"/>
    <style:font-face style:name="Arial1" svg:font-family="Arial1" style:font-pitch="variable"/>
    <style:font-face style:name="Microsoft YaHei" svg:font-family="'Microsoft YaHei'" style:font-pitch="variable"/>
    <style:font-face style:name="Arial" svg:font-family="Arial" style:font-family-generic="swiss" style:font-pitch="variable"/>
  </office:font-face-decls>
  <office:automatic-styles>
    <style:style style:name="P1" style:family="paragraph" style:parent-style-name="Standard">
      <style:paragraph-properties fo:margin-top="0in" fo:margin-bottom="0.139in" fo:line-height="115%"/>
      <style:text-properties fo:color="#ff0000"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margin-top="0in" fo:margin-bottom="0.139in" fo:line-height="115%"/>
      <style:text-properties fo:color="#ff0000" fo:font-size="11pt" fo:language="en" fo:country="none"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 style:family="paragraph" style:parent-style-name="Standard">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4" style:family="paragraph" style:parent-style-name="Standard">
      <style:paragraph-properties fo:margin-top="0in" fo:margin-bottom="0.139in" fo:line-height="115%"/>
      <style:text-properties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paragraph-properties fo:margin-top="0in" fo:margin-bottom="0.139in" fo:line-height="115%"/>
    </style:style>
    <style:style style:name="P6" style:family="paragraph" style:parent-style-name="Standard">
      <style:paragraph-properties fo:margin-top="0in" fo:margin-bottom="0.139in" fo:line-height="115%">
        <style:tab-stops>
          <style:tab-stop style:position="5.448in"/>
        </style:tab-stops>
      </style:paragraph-properties>
    </style:style>
    <style:style style:name="P7" style:family="paragraph" style:parent-style-name="Standard">
      <style:paragraph-properties fo:margin-top="0in" fo:margin-bottom="0.139in" fo:line-height="115%" fo:text-align="start" style:justify-single-word="false"/>
    </style:style>
    <style:style style:name="P8" style:family="paragraph" style:parent-style-name="Standard">
      <style:paragraph-properties fo:margin-top="0in" fo:margin-bottom="0.139in" fo:line-height="115%"/>
      <style:text-properties fo:color="#004586" fo:font-size="11pt" fo:language="en" fo:country="none" fo:font-style="italic" fo:font-weight="bold" style:font-size-asian="11pt" style:font-style-asian="italic" style:font-weight-asian="bold" style:font-size-complex="11pt" style:font-style-complex="italic" style:font-weight-complex="bold"/>
    </style:style>
    <style:style style:name="P9" style:family="paragraph" style:parent-style-name="Standard">
      <style:paragraph-properties fo:margin-top="0in" fo:margin-bottom="0.139in" fo:line-height="115%"/>
      <style:text-properties fo:color="#ff3333" fo:font-size="11pt" fo:language="en" fo:country="none" fo:font-weight="bold" style:font-size-asian="11pt" style:font-weight-asian="bold" style:font-size-complex="11pt" style:font-weight-complex="bold"/>
    </style:style>
    <style:style style:name="P10" style:family="paragraph" style:parent-style-name="Standard">
      <style:paragraph-properties fo:margin-top="0in" fo:margin-bottom="0.139in" fo:line-height="115%">
        <style:tab-stops>
          <style:tab-stop style:position="5.448in"/>
        </style:tab-stops>
      </style:paragraph-properties>
      <style:text-properties fo:color="#ff3333" fo:font-size="11pt" fo:language="en" fo:country="none" fo:font-weight="bold" style:font-size-asian="11pt" style:font-weight-asian="bold" style:font-size-complex="11pt" style:font-weight-complex="bold"/>
    </style:style>
    <style:style style:name="P11" style:family="paragraph" style:parent-style-name="Standard">
      <style:paragraph-properties fo:margin-top="0in" fo:margin-bottom="0.139in" fo:line-height="115%"/>
      <style:text-properties fo:color="#1c1c1c" fo:font-size="11pt" fo:language="en" fo:country="none" fo:font-weight="bold" style:font-size-asian="11pt" style:font-weight-asian="bold" style:font-size-complex="11pt" style:font-weight-complex="bold"/>
    </style:style>
    <style:style style:name="P12" style:family="paragraph" style:parent-style-name="Standard">
      <style:paragraph-properties fo:margin-top="0in" fo:margin-bottom="0.139in" fo:line-height="115%"/>
      <style:text-properties fo:color="#1c1c1c" fo:font-size="11pt" fo:language="en" fo:country="none" style:font-size-asian="11pt" style:font-size-complex="11pt"/>
    </style:style>
    <style:style style:name="P13" style:family="paragraph" style:parent-style-name="Standard">
      <style:paragraph-properties fo:margin-top="0in" fo:margin-bottom="0.139in" fo:line-height="115%"/>
      <style:text-properties fo:color="#1c1c1c" fo:font-size="11pt" fo:language="en" fo:country="none" style:font-size-asian="11pt"/>
    </style:style>
    <style:style style:name="P14" style:family="paragraph" style:parent-style-name="Standard">
      <style:paragraph-properties fo:margin-top="0in" fo:margin-bottom="0.139in" fo:line-height="115%"/>
      <style:text-properties fo:color="#1c1c1c" style:font-name="Calibri" fo:font-size="11pt" fo:language="en" fo:country="none" style:font-name-asian="Calibri" style:font-size-asian="11pt" style:font-name-complex="Calibri"/>
    </style:style>
    <style:style style:name="P15" style:family="paragraph" style:parent-style-name="Standard">
      <style:paragraph-properties fo:margin-top="0in" fo:margin-bottom="0.139in" fo:line-height="115%">
        <style:tab-stops>
          <style:tab-stop style:position="5.448in"/>
        </style:tab-stops>
      </style:paragraph-properties>
      <style:text-properties fo:color="#1c1c1c" style:font-name="Calibri" fo:font-size="11pt" fo:language="en" fo:country="none" style:font-name-asian="Calibri" style:font-size-asian="11pt" style:font-name-complex="Calibri"/>
    </style:style>
    <style:style style:name="P16" style:family="paragraph" style:parent-style-name="Standard">
      <style:paragraph-properties fo:margin-top="0in" fo:margin-bottom="0.139in" fo:line-height="115%"/>
      <style:text-properties fo:color="#1c1c1c" style:font-name="Calibri" fo:language="en" fo:country="none" style:font-name-asian="Calibri" style:font-size-asian="11pt" style:font-name-complex="Calibri"/>
    </style:style>
    <style:style style:name="P17" style:family="paragraph" style:parent-style-name="Standard">
      <style:paragraph-properties fo:margin-top="0in" fo:margin-bottom="0.139in" fo:line-height="115%">
        <style:tab-stops>
          <style:tab-stop style:position="5.448in"/>
        </style:tab-stops>
      </style:paragraph-properties>
      <style:text-properties fo:color="#1c1c1c" style:font-name="Calibri" fo:language="en" fo:country="none" style:font-name-asian="Calibri" style:font-size-asian="11pt" style:font-name-complex="Calibri"/>
    </style:style>
    <style:style style:name="P18" style:family="paragraph" style:parent-style-name="Standard">
      <style:paragraph-properties fo:margin-top="0in" fo:margin-bottom="0.139in" fo:line-height="115%"/>
      <style:text-properties fo:color="#1c1c1c" style:font-name="Calibri" fo:language="en" fo:country="none" fo:font-weight="bold" style:font-name-asian="Calibri" style:font-size-asian="11pt" style:font-weight-asian="bold" style:font-name-complex="Calibri" style:font-weight-complex="bold"/>
    </style:style>
    <style:style style:name="P19" style:family="paragraph" style:parent-style-name="Standard">
      <style:paragraph-properties fo:margin-top="0in" fo:margin-bottom="0.139in" fo:line-height="115%">
        <style:tab-stops>
          <style:tab-stop style:position="5.448in"/>
        </style:tab-stops>
      </style:paragraph-properties>
      <style:text-properties style:font-name="Calibri" fo:font-size="11pt" fo:language="en" fo:country="none" style:font-name-asian="Calibri" style:font-size-asian="11pt" style:font-name-complex="Calibri"/>
    </style:style>
    <style:style style:name="P20" style:family="paragraph" style:parent-style-name="Standard">
      <style:paragraph-properties fo:margin-top="0in" fo:margin-bottom="0.139in" fo:line-height="115%"/>
      <style:text-properties fo:color="#800000" style:font-name="Calibri" fo:font-size="14pt" fo:language="en" fo:country="none" fo:font-weight="bold" style:font-name-asian="Calibri" style:font-size-asian="14pt" style:font-weight-asian="bold" style:font-name-complex="Calibri" style:font-size-complex="14pt" style:font-weight-complex="bold"/>
    </style:style>
    <style:style style:name="P21" style:family="paragraph" style:parent-style-name="Standard">
      <style:paragraph-properties fo:margin-top="0in" fo:margin-bottom="0.139in" fo:line-height="115%"/>
      <style:text-properties fo:color="#800000" style:text-underline-style="solid" style:text-underline-width="auto" style:text-underline-color="font-color" fo:font-weight="bold" style:font-weight-asian="bold" style:font-weight-complex="bold"/>
    </style:style>
    <style:style style:name="P22" style:family="paragraph" style:parent-style-name="Standard">
      <style:paragraph-properties fo:margin-top="0in" fo:margin-bottom="0.139in" fo:line-height="115%"/>
      <style:text-properties fo:color="#800000" style:text-underline-style="none" fo:font-weight="normal" style:font-weight-asian="normal" style:font-weight-complex="normal"/>
    </style:style>
    <style:style style:name="P23" style:family="paragraph" style:parent-style-name="Standard">
      <style:paragraph-properties fo:margin-top="0in" fo:margin-bottom="0.139in" fo:line-height="115%"/>
      <style:text-properties fo:color="#800000" fo:font-weight="bold" style:font-weight-asian="bold" style:font-weight-complex="bold"/>
    </style:style>
    <style:style style:name="P24" style:family="paragraph" style:parent-style-name="Standard">
      <style:paragraph-properties fo:margin-top="0in" fo:margin-bottom="0.139in" fo:line-height="115%"/>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25" style:family="paragraph" style:parent-style-name="Standard">
      <style:paragraph-properties fo:margin-top="0in" fo:margin-bottom="0.139in" fo:line-height="100%"/>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26" style:family="paragraph" style:parent-style-name="Standard">
      <style:paragraph-properties fo:margin-top="0in" fo:margin-bottom="0.139in" fo:line-height="115%"/>
      <style:text-properties fo:color="#000000" style:text-outline="false" style:text-line-through-style="none" style:font-name="Calibri" fo:font-size="11pt" fo:letter-spacing="normal" fo:font-style="normal" fo:text-shadow="none" style:text-underline-style="none" fo:font-weight="normal" style:letter-kerning="true"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P27" style:family="paragraph" style:parent-style-name="Standard">
      <style:paragraph-properties fo:margin-top="0in" fo:margin-bottom="0.139in" fo:line-height="115%"/>
      <style:text-properties fo:color="#000000" style:text-outline="false" style:text-line-through-style="none" style:font-name="Calibri" fo:font-size="11pt" fo:letter-spacing="normal" fo:font-style="normal" fo:text-shadow="none" style:text-underline-style="none" fo:font-weight="bold" style:letter-kerning="true" style:font-name-asian="Calibri" style:font-size-asian="11pt" style:font-style-asian="normal" style:font-weight-asian="bold" style:font-name-complex="Calibri" style:font-size-complex="11pt" style:font-style-complex="normal" style:font-weight-complex="bold" style:text-emphasize="none" style:text-overline-style="none" style:text-overline-color="font-color"/>
    </style:style>
    <style:style style:name="P28" style:family="paragraph" style:parent-style-name="Standard">
      <style:paragraph-properties fo:margin-top="0in" fo:margin-bottom="0.139in" fo:line-height="115%"/>
      <style:text-properties fo:color="#006600" fo:font-weight="bold" style:font-weight-asian="bold" style:font-weight-complex="bold"/>
    </style:style>
    <style:style style:name="P29" style:family="paragraph" style:parent-style-name="Standard">
      <style:paragraph-properties fo:margin-top="0in" fo:margin-bottom="0.139in" fo:line-height="115%"/>
      <style:text-properties fo:font-weight="bold" style:font-weight-asian="bold" style:font-weight-complex="bold"/>
    </style:style>
    <style:style style:name="P30" style:family="paragraph" style:parent-style-name="Standard">
      <style:paragraph-properties fo:margin-top="0in" fo:margin-bottom="0.139in" fo:line-height="100%"/>
      <style:text-properties fo:font-weight="bold" style:font-weight-asian="bold" style:font-weight-complex="bold"/>
    </style:style>
    <style:style style:name="P31" style:family="paragraph" style:parent-style-name="Standard">
      <style:paragraph-properties fo:margin-top="0in" fo:margin-bottom="0.139in" fo:line-height="100%"/>
      <style:text-properties fo:font-weight="normal" style:font-weight-asian="normal" style:font-weight-complex="normal"/>
    </style:style>
    <style:style style:name="P32" style:family="paragraph" style:parent-style-name="Standard">
      <style:paragraph-properties fo:margin-top="0in" fo:margin-bottom="0.139in" fo:line-height="100%"/>
    </style:style>
    <style:style style:name="P33" style:family="paragraph" style:parent-style-name="Standard">
      <style:paragraph-properties fo:margin-top="0in" fo:margin-bottom="0.139in" fo:line-height="115%"/>
      <style:text-properties fo:color="#c5000b" style:text-underline-style="solid" style:text-underline-width="auto" style:text-underline-color="font-color" fo:font-weight="normal" style:font-weight-asian="normal" style:font-weight-complex="normal"/>
    </style:style>
    <style:style style:name="P34" style:family="paragraph" style:parent-style-name="Standard">
      <style:paragraph-properties fo:margin-top="0in" fo:margin-bottom="0.139in" fo:line-height="115%"/>
      <style:text-properties fo:color="#c5000b" fo:font-size="14pt" fo:language="en" fo:country="none" style:text-underline-style="solid" style:text-underline-width="auto" style:text-underline-color="font-color" fo:font-weight="bold" style:font-size-asian="14pt" style:font-weight-asian="bold" style:font-size-complex="14pt" style:font-weight-complex="bold"/>
    </style:style>
    <style:style style:name="P35" style:family="paragraph" style:parent-style-name="Standard">
      <style:paragraph-properties fo:margin-top="0in" fo:margin-bottom="0.139in" fo:line-height="115%"/>
      <style:text-properties fo:color="#c5000b" style:text-underline-style="none" fo:font-weight="normal" style:font-weight-asian="normal" style:font-weight-complex="normal"/>
    </style:style>
    <style:style style:name="P36" style:family="paragraph" style:parent-style-name="Standard">
      <style:paragraph-properties fo:margin-top="0in" fo:margin-bottom="0.139in" fo:line-height="115%"/>
      <style:text-properties fo:color="#111111" style:text-underline-style="none" fo:font-weight="normal" style:font-weight-asian="normal" style:font-weight-complex="normal"/>
    </style:style>
    <style:style style:name="P37" style:family="paragraph" style:parent-style-name="Standard">
      <style:paragraph-properties fo:margin-top="0in" fo:margin-bottom="0.139in" fo:line-height="115%"/>
      <style:text-properties fo:color="#111111"/>
    </style:style>
    <style:style style:name="P38" style:family="paragraph" style:parent-style-name="Standard">
      <style:paragraph-properties fo:margin-top="0in" fo:margin-bottom="0.139in" fo:line-height="115%" fo:padding-left="0in" fo:padding-right="0in" fo:padding-top="0in" fo:padding-bottom="0.0291in" fo:border-left="none" fo:border-right="none" fo:border-top="none" fo:border-bottom="0.0008in solid #000000"/>
      <style:text-properties fo:color="#ff3333" fo:font-size="11pt" fo:language="en" fo:country="none" fo:font-weight="bold" style:font-size-asian="11pt" style:font-weight-asian="bold" style:font-size-complex="11pt" style:font-weight-complex="bold"/>
    </style:style>
    <style:style style:name="P39" style:family="paragraph" style:parent-style-name="Standard">
      <style:paragraph-properties fo:margin-top="0in" fo:margin-bottom="0.139in" fo:line-height="115%" fo:padding="0.0291in" fo:border-left="none" fo:border-right="none" fo:border-top="none" fo:border-bottom="0.0008in solid #000000" style:join-border="false"/>
      <style:text-properties fo:font-size="11pt" fo:language="en" fo:country="none" fo:font-weight="bold" style:font-size-asian="11pt" style:font-weight-asian="bold" style:font-size-complex="11pt" style:font-weight-complex="bold"/>
    </style:style>
    <style:style style:name="P40" style:family="paragraph" style:parent-style-name="Standard">
      <style:paragraph-properties fo:margin-left="0.5in" fo:margin-right="0in" fo:margin-top="0in" fo:margin-bottom="0.139in" fo:line-height="115%" fo:text-align="start" style:justify-single-word="false" fo:text-indent="0in" style:auto-text-indent="false"/>
    </style:style>
    <style:style style:name="P41" style:family="paragraph" style:parent-style-name="Text_20_body" style:list-style-name="L7">
      <style:paragraph-properties fo:margin-top="0in" fo:margin-bottom="0.139in" fo:line-height="115%"/>
      <style:text-properties fo:color="#1c1c1c" style:font-name="Calibri" fo:font-size="10.5pt" fo:language="en" fo:country="none" fo:font-weight="normal" style:font-name-asian="Calibri" style:font-size-asian="10.5pt" style:font-weight-asian="normal" style:font-name-complex="Calibri" style:font-size-complex="10.5pt" style:font-weight-complex="normal"/>
    </style:style>
    <style:style style:name="P42" style:family="paragraph" style:parent-style-name="Standard" style:master-page-name="Standard">
      <style:paragraph-properties fo:margin-top="0in" fo:margin-bottom="0.139in" fo:line-height="115%" style:page-number="auto"/>
      <style:text-properties fo:color="#ff0000" fo:font-size="11pt" fo:language="en" fo:country="none"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3" style:family="paragraph" style:parent-style-name="Standard" style:list-style-name="L1">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44" style:family="paragraph" style:parent-style-name="Standard" style:list-style-name="L2">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45" style:family="paragraph" style:parent-style-name="Standard">
      <style:paragraph-properties fo:margin-top="0in" fo:margin-bottom="0.139in" fo:line-height="115%"/>
      <style:text-properties fo:color="#800000" fo:font-weight="bold" style:font-weight-asian="bold" style:font-weight-complex="bold"/>
    </style:style>
    <style:style style:name="P46" style:family="paragraph" style:parent-style-name="Standard" style:list-style-name="L3">
      <style:paragraph-properties fo:margin-top="0in" fo:margin-bottom="0.139in" fo:line-height="115%"/>
      <style:text-properties fo:color="#800000" fo:font-weight="bold" style:font-weight-asian="bold" style:font-weight-complex="bold"/>
    </style:style>
    <style:style style:name="P47" style:family="paragraph" style:parent-style-name="Standard" style:list-style-name="L9">
      <style:paragraph-properties fo:margin-top="0in" fo:margin-bottom="0.139in" fo:line-height="115%"/>
      <style:text-properties fo:color="#800000" fo:font-weight="bold" style:font-weight-asian="bold" style:font-weight-complex="bold"/>
    </style:style>
    <style:style style:name="P48" style:family="paragraph" style:parent-style-name="Standard" style:list-style-name="L17">
      <style:paragraph-properties fo:margin-top="0in" fo:margin-bottom="0.139in" fo:line-height="115%"/>
      <style:text-properties fo:color="#800000" fo:font-weight="bold" style:font-weight-asian="bold" style:font-weight-complex="bold"/>
    </style:style>
    <style:style style:name="P49" style:family="paragraph" style:parent-style-name="Standard" style:list-style-name="L7">
      <style:paragraph-properties fo:margin-top="0in" fo:margin-bottom="0.139in" fo:line-height="115%"/>
      <style:text-properties fo:color="#8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50" style:family="paragraph" style:parent-style-name="Standard" style:list-style-name="L12">
      <style:paragraph-properties fo:margin-top="0in" fo:margin-bottom="0.139in" fo:line-height="115%"/>
      <style:text-properties fo:color="#8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51" style:family="paragraph" style:parent-style-name="Standard" style:list-style-name="L14">
      <style:paragraph-properties fo:margin-top="0in" fo:margin-bottom="0.139in" fo:line-height="115%"/>
      <style:text-properties fo:color="#800000" style:text-outline="false" style:text-line-through-style="none" style:font-name="Arial1" fo:font-size="12pt" fo:font-style="normal" fo:text-shadow="none" style:text-underline-style="none" fo:font-weight="bold"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P52" style:family="paragraph" style:parent-style-name="Standard" style:list-style-name="L11">
      <style:paragraph-properties fo:margin-top="0in" fo:margin-bottom="0.139in" fo:line-height="115%"/>
      <style:text-properties fo:color="#800000"/>
    </style:style>
    <style:style style:name="P53" style:family="paragraph" style:parent-style-name="Standard" style:list-style-name="L17">
      <style:paragraph-properties fo:margin-top="0in" fo:margin-bottom="0.139in" fo:line-height="115%"/>
      <style:text-properties fo:color="#800000" style:text-underline-style="solid" style:text-underline-width="auto" style:text-underline-color="font-color" fo:font-weight="bold" style:font-weight-asian="bold" style:font-weight-complex="bold"/>
    </style:style>
    <style:style style:name="P54" style:family="paragraph" style:parent-style-name="Standard" style:list-style-name="L18">
      <style:paragraph-properties fo:margin-top="0in" fo:margin-bottom="0.139in" fo:line-height="115%"/>
      <style:text-properties fo:color="#800000" style:text-underline-style="solid" style:text-underline-width="auto" style:text-underline-color="font-color" fo:font-weight="bold" style:font-weight-asian="bold" style:font-weight-complex="bold"/>
    </style:style>
    <style:style style:name="P55" style:family="paragraph" style:parent-style-name="Standard">
      <style:paragraph-properties fo:margin-top="0in" fo:margin-bottom="0.139in" fo:line-height="115%"/>
    </style:style>
    <style:style style:name="P56" style:family="paragraph" style:parent-style-name="Standard" style:list-style-name="L4">
      <style:paragraph-properties fo:margin-top="0in" fo:margin-bottom="0.139in" fo:line-height="115%"/>
    </style:style>
    <style:style style:name="P57" style:family="paragraph" style:parent-style-name="Standard" style:list-style-name="L5">
      <style:paragraph-properties fo:margin-top="0in" fo:margin-bottom="0.139in" fo:line-height="115%" fo:text-align="start" style:justify-single-word="false"/>
    </style:style>
    <style:style style:name="P58" style:family="paragraph" style:parent-style-name="Standard" style:list-style-name="L10">
      <style:paragraph-properties fo:margin-top="0in" fo:margin-bottom="0.139in" fo:line-height="115%"/>
    </style:style>
    <style:style style:name="P59" style:family="paragraph" style:parent-style-name="Standard" style:list-style-name="L11">
      <style:paragraph-properties fo:margin-top="0in" fo:margin-bottom="0.139in" fo:line-height="115%"/>
    </style:style>
    <style:style style:name="P60" style:family="paragraph" style:parent-style-name="Standard" style:list-style-name="L14">
      <style:paragraph-properties fo:margin-top="0in" fo:margin-bottom="0.139in" fo:line-height="115%"/>
    </style:style>
    <style:style style:name="P61" style:family="paragraph" style:parent-style-name="Standard" style:list-style-name="L6">
      <style:paragraph-properties fo:margin-top="0in" fo:margin-bottom="0.139in" fo:line-height="115%"/>
      <style:text-properties fo:font-weight="bold" style:font-weight-asian="bold" style:font-weight-complex="bold"/>
    </style:style>
    <style:style style:name="P62" style:family="paragraph" style:parent-style-name="Standard" style:list-style-name="L8">
      <style:paragraph-properties fo:margin-top="0in" fo:margin-bottom="0.139in" fo:line-height="115%"/>
      <style:text-properties fo:font-weight="bold" style:font-weight-asian="bold" style:font-weight-complex="bold"/>
    </style:style>
    <style:style style:name="P63" style:family="paragraph" style:parent-style-name="Standard" style:list-style-name="L17">
      <style:paragraph-properties fo:margin-top="0in" fo:margin-bottom="0.139in" fo:line-height="115%"/>
      <style:text-properties fo:font-weight="bold" style:font-weight-asian="bold" style:font-weight-complex="bold"/>
    </style:style>
    <style:style style:name="P64" style:family="paragraph" style:parent-style-name="Standard" style:list-style-name="L19">
      <style:paragraph-properties fo:margin-top="0in" fo:margin-bottom="0.139in" fo:line-height="115%"/>
      <style:text-properties fo:font-weight="bold" style:font-weight-asian="bold" style:font-weight-complex="bold"/>
    </style:style>
    <style:style style:name="P65" style:family="paragraph" style:parent-style-name="Standard" style:list-style-name="L16">
      <style:paragraph-properties fo:margin-top="0in" fo:margin-bottom="0.139in" fo:line-height="100%"/>
      <style:text-properties fo:font-weight="bold" style:font-weight-asian="bold" style:font-weight-complex="bold"/>
    </style:style>
    <style:style style:name="P66" style:family="paragraph" style:parent-style-name="Standard" style:list-style-name="L11">
      <style:paragraph-properties fo:margin-top="0in" fo:margin-bottom="0.139in" fo:line-height="115%"/>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67" style:family="paragraph" style:parent-style-name="Standard" style:list-style-name="L12">
      <style:paragraph-properties fo:margin-top="0in" fo:margin-bottom="0.139in" fo:line-height="115%"/>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68" style:family="paragraph" style:parent-style-name="Standard" style:list-style-name="L7">
      <style:paragraph-properties fo:margin-top="0in" fo:margin-bottom="0.139in" fo:line-height="115%"/>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69" style:family="paragraph" style:parent-style-name="Standard" style:list-style-name="L14">
      <style:paragraph-properties fo:margin-top="0in" fo:margin-bottom="0.139in" fo:line-height="115%"/>
      <style:text-properties fo:color="#000000" style:text-outline="false" style:text-line-through-style="none" style:font-name="Arial1" fo:font-size="10pt" fo:font-style="normal" fo:text-shadow="none"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70" style:family="paragraph" style:parent-style-name="Standard" style:list-style-name="L13">
      <style:paragraph-properties fo:margin-top="0in" fo:margin-bottom="0.139in" fo:line-height="115%"/>
      <style:text-properties fo:color="#006600" fo:font-weight="bold" style:font-weight-asian="bold" style:font-weight-complex="bold"/>
    </style:style>
    <style:style style:name="P71" style:family="paragraph" style:parent-style-name="Standard" style:list-style-name="L15">
      <style:paragraph-properties fo:margin-top="0in" fo:margin-bottom="0.139in" fo:line-height="115%"/>
      <style:text-properties fo:color="#c5000b" style:text-underline-style="solid" style:text-underline-width="auto" style:text-underline-color="font-color" fo:font-weight="bold" style:font-weight-asian="bold" style:font-weight-complex="bold"/>
    </style:style>
    <style:style style:name="P72" style:family="paragraph" style:parent-style-name="Standard" style:list-style-name="L17">
      <style:paragraph-properties fo:margin-top="0in" fo:margin-bottom="0.139in" fo:line-height="115%"/>
      <style:text-properties fo:font-weight="normal" style:font-weight-asian="normal" style:font-weight-complex="normal"/>
    </style:style>
    <style:style style:name="P73" style:family="paragraph" style:parent-style-name="Standard" style:list-style-name="L19">
      <style:paragraph-properties fo:margin-top="0in" fo:margin-bottom="0.139in" fo:line-height="100%"/>
      <style:text-properties fo:font-weight="normal" style:font-weight-asian="normal" style:font-weight-complex="normal"/>
    </style:style>
    <style:style style:name="P74" style:family="paragraph" style:parent-style-name="Standard" style:list-style-name="L18">
      <style:paragraph-properties fo:margin-top="0in" fo:margin-bottom="0.139in" fo:line-height="115%"/>
      <style:text-properties fo:color="#111111" style:text-underline-style="none" fo:font-weight="normal" style:font-weight-asian="normal" style:font-weight-complex="normal"/>
    </style:style>
    <style:style style:name="P75" style:family="paragraph" style:parent-style-name="Standard" style:list-style-name="L20">
      <style:paragraph-properties fo:margin-top="0in" fo:margin-bottom="0.139in" fo:line-height="115%"/>
      <style:text-properties fo:color="#111111" style:text-underline-style="none" fo:font-weight="normal" style:font-weight-asian="normal" style:font-weight-complex="normal"/>
    </style:style>
    <style:style style:name="P76" style:family="paragraph" style:parent-style-name="Standard" style:list-style-name="L1">
      <style:paragraph-properties fo:margin-top="0in" fo:margin-bottom="0.139in" fo:line-height="115%" fo:padding-left="0in" fo:padding-right="0in" fo:padding-top="0in" fo:padding-bottom="0.0291in" fo:border-left="none" fo:border-right="none" fo:border-top="none" fo:border-bottom="0.0008in solid #000000"/>
      <style:text-properties fo:font-size="11pt" fo:language="en" fo:country="none" fo:font-weight="bold" style:font-size-asian="11pt" style:font-weight-asian="bold" style:font-size-complex="11pt" style:font-weight-complex="bold"/>
    </style:style>
    <style:style style:name="P77" style:family="paragraph" style:parent-style-name="Standard" style:list-style-name="RTF_5f_Num_20_6">
      <style:paragraph-properties fo:margin-left="0in" fo:margin-right="0in" fo:margin-top="0in" fo:margin-bottom="0.139in" fo:line-height="115%" fo:text-indent="0in" style:auto-text-indent="false">
        <style:tab-stops/>
      </style:paragraph-properties>
      <style:text-properties fo:color="#1c1c1c" fo:font-size="11pt" fo:language="en" fo:country="none" fo:font-weight="bold" style:font-size-asian="11pt" style:font-weight-asian="bold" style:font-size-complex="11pt" style:font-weight-complex="bold"/>
    </style:style>
    <style:style style:name="P78" style:family="paragraph" style:parent-style-name="Standard" style:list-style-name="RTF_5f_Num_20_2">
      <style:paragraph-properties fo:margin-left="0in" fo:margin-right="0in" fo:margin-top="0in" fo:margin-bottom="0.139in" fo:line-height="115%" fo:text-indent="0in" style:auto-text-indent="false">
        <style:tab-stops/>
      </style:paragraph-properties>
      <style:text-properties fo:color="#1c1c1c" fo:font-size="14pt" fo:language="en" fo:country="none" fo:font-weight="bold" style:font-size-asian="14pt" style:font-weight-asian="bold" style:font-size-complex="14pt" style:font-weight-complex="bold"/>
    </style:style>
    <style:style style:name="P79" style:family="paragraph" style:parent-style-name="Standard" style:list-style-name="RTF_5f_Num_20_2">
      <style:paragraph-properties fo:margin-left="0in" fo:margin-right="0in" fo:margin-top="0in" fo:margin-bottom="0.139in" fo:line-height="115%" fo:text-indent="0in" style:auto-text-indent="false">
        <style:tab-stops/>
      </style:paragraph-properties>
      <style:text-properties fo:color="#1c1c1c" style:font-name="Calibri" fo:font-size="11pt" fo:language="en" fo:country="none" fo:font-weight="bold" style:font-name-asian="Calibri" style:font-size-asian="11pt" style:font-weight-asian="bold" style:font-name-complex="Calibri" style:font-weight-complex="bold"/>
    </style:style>
    <style:style style:name="P80" style:family="paragraph" style:parent-style-name="Standard" style:list-style-name="RTF_5f_Num_20_4">
      <style:paragraph-properties fo:margin-left="0in" fo:margin-right="0in" fo:margin-top="0in" fo:margin-bottom="0.139in" fo:line-height="115%" fo:text-indent="0in" style:auto-text-indent="false">
        <style:tab-stops/>
      </style:paragraph-properties>
      <style:text-properties fo:color="#1c1c1c" style:font-name="Calibri" fo:font-size="11pt" fo:language="en" fo:country="none" fo:font-weight="bold" style:font-name-asian="Calibri" style:font-size-asian="11pt" style:font-weight-asian="bold" style:font-name-complex="Calibri" style:font-weight-complex="bold"/>
    </style:style>
    <style:style style:name="P81" style:family="paragraph" style:parent-style-name="Standard" style:list-style-name="RTF_5f_Num_20_5">
      <style:paragraph-properties fo:margin-left="0in" fo:margin-right="0in" fo:margin-top="0in" fo:margin-bottom="0.139in" fo:line-height="115%" fo:text-indent="0in" style:auto-text-indent="false">
        <style:tab-stops/>
      </style:paragraph-properties>
      <style:text-properties fo:color="#1c1c1c" style:font-name="Calibri" fo:font-size="11pt" fo:language="en" fo:country="none" fo:font-weight="bold" style:font-name-asian="Calibri" style:font-size-asian="11pt" style:font-weight-asian="bold" style:font-name-complex="Calibri" style:font-weight-complex="bold"/>
    </style:style>
    <style:style style:name="P82" style:family="paragraph" style:parent-style-name="Standard" style:list-style-name="RTF_5f_Num_20_3">
      <style:paragraph-properties fo:margin-left="0in" fo:margin-right="0in" fo:margin-top="0in" fo:margin-bottom="0.139in" fo:line-height="115%" fo:text-indent="0in" style:auto-text-indent="false">
        <style:tab-stops/>
      </style:paragraph-properties>
      <style:text-properties fo:color="#c5000b" fo:font-size="11pt" fo:language="en" fo:country="none" fo:font-weight="bold" style:font-size-asian="11pt" style:font-weight-asian="bold" style:font-size-complex="11pt" style:font-weight-complex="bold"/>
    </style:style>
    <style:style style:name="P83" style:family="paragraph" style:parent-style-name="Standard" style:list-style-name="RTF_5f_Num_20_7">
      <style:paragraph-properties fo:margin-left="0in" fo:margin-right="0in" fo:margin-top="0in" fo:margin-bottom="0.139in" fo:line-height="115%" fo:text-indent="0in" style:auto-text-indent="false">
        <style:tab-stops/>
      </style:paragraph-properties>
      <style:text-properties fo:color="#c5000b" style:font-name="Calibri" fo:font-size="11pt" fo:language="en" fo:country="none" fo:font-weight="bold" style:font-name-asian="Calibri" style:font-size-asian="11pt" style:font-weight-asian="bold" style:font-name-complex="Calibri" style:font-weight-complex="bold"/>
    </style:style>
    <style:style style:name="P84" style:family="paragraph" style:parent-style-name="Standard" style:list-style-name="RTF_5f_Num_20_7">
      <style:paragraph-properties fo:margin-left="0in" fo:margin-right="0in" fo:margin-top="0in" fo:margin-bottom="0.139in" fo:line-height="115%" fo:text-indent="0in" style:auto-text-indent="false">
        <style:tab-stops/>
      </style:paragraph-properties>
      <style:text-properties fo:color="#c5000b" style:font-name="Calibri" fo:font-size="14pt" fo:language="en" fo:country="none" fo:font-weight="bold" style:font-name-asian="Calibri" style:font-size-asian="14pt" style:font-weight-asian="bold" style:font-name-complex="Calibri"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size-complex="11pt" style:font-weight-complex="bold"/>
    </style:style>
    <style:style style:name="T5" style:family="text">
      <style:text-properties style:font-size-complex="11pt"/>
    </style:style>
    <style:style style:name="T6" style:family="text">
      <style:text-properties style:font-name="Calibri" style:font-name-asian="Calibri" style:font-name-complex="Calibri"/>
    </style:style>
    <style:style style:name="T7" style:family="text">
      <style:text-properties style:font-name="Calibri" fo:font-weight="bold" style:font-name-asian="Calibri" style:font-weight-asian="bold" style:font-name-complex="Calibri" style:font-weight-complex="bold"/>
    </style:style>
    <style:style style:name="T8" style:family="text">
      <style:text-properties style:font-name="Calibri" fo:language="en" fo:country="none" style:font-name-asian="Calibri" style:font-size-asian="11pt" style:font-name-complex="Calibri"/>
    </style:style>
    <style:style style:name="T9" style:family="text">
      <style:text-properties fo:font-size="11pt"/>
    </style:style>
    <style:style style:name="T10" style:family="text">
      <style:text-properties fo:font-size="11pt" fo:font-weight="bold" style:font-weight-asian="bold" style:font-weight-complex="bold"/>
    </style:style>
    <style:style style:name="T11" style:family="text">
      <style:text-properties fo:color="#ff3333"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12" style:family="text">
      <style:text-properties fo:color="#ff3333" fo:font-size="11pt" fo:language="en" fo:country="none" fo:font-weight="bold" style:font-size-asian="11pt" style:font-weight-asian="bold" style:font-size-complex="11pt" style:font-weight-complex="bold"/>
    </style:style>
    <style:style style:name="T13" style:family="text">
      <style:text-properties fo:color="#1c1c1c"/>
    </style:style>
    <style:style style:name="T14" style:family="text">
      <style:text-properties fo:color="#1c1c1c" style:font-name="Calibri" fo:font-size="11pt" fo:language="en" fo:country="none" style:font-name-asian="Calibri" style:font-size-asian="11pt" style:font-name-complex="Calibri"/>
    </style:style>
    <style:style style:name="T15" style:family="text">
      <style:text-properties fo:color="#1c1c1c" style:font-name="Calibri" fo:font-size="11pt" fo:language="en" fo:country="none" fo:font-weight="bold" style:font-name-asian="Calibri" style:font-size-asian="11pt" style:font-weight-asian="bold" style:font-name-complex="Calibri" style:font-weight-complex="bold"/>
    </style:style>
    <style:style style:name="T16" style:family="text">
      <style:text-properties fo:color="#1c1c1c" style:font-name="Calibri" fo:font-size="11pt" fo:language="en" fo:country="none" fo:font-style="italic" fo:font-weight="bold" style:font-name-asian="Calibri" style:font-size-asian="11pt" style:font-style-asian="italic" style:font-weight-asian="bold" style:font-name-complex="Calibri" style:font-style-complex="italic" style:font-weight-complex="bold"/>
    </style:style>
    <style:style style:name="T17" style:family="text">
      <style:text-properties fo:color="#1c1c1c" style:font-name="Calibri" fo:language="en" fo:country="none" style:font-name-asian="Calibri" style:font-size-asian="11pt" style:font-name-complex="Calibri"/>
    </style:style>
    <style:style style:name="T18" style:family="text">
      <style:text-properties fo:color="#1c1c1c" style:font-name="Calibri" fo:language="en" fo:country="none" fo:font-weight="bold" style:font-name-asian="Calibri" style:font-size-asian="11pt" style:font-weight-asian="bold" style:font-name-complex="Calibri" style:font-weight-complex="bold"/>
    </style:style>
    <style:style style:name="T19" style:family="text">
      <style:text-properties fo:color="#1c1c1c" style:font-name="Calibri" fo:font-size="10pt" fo:language="en" fo:country="none" style:font-name-asian="Calibri" style:font-size-asian="11pt" style:font-name-complex="Calibri" style:font-size-complex="10pt"/>
    </style:style>
    <style:style style:name="T20" style:family="text">
      <style:text-properties fo:color="#1c1c1c" fo:font-size="11pt" fo:language="en" fo:country="none" style:font-size-asian="11pt" style:font-size-complex="11pt"/>
    </style:style>
    <style:style style:name="T21" style:family="text">
      <style:text-properties fo:color="#1c1c1c" style:text-outline="false" style:text-line-through-style="none" style:font-name="Calibri" fo:font-size="12pt" fo:language="en" fo:country="none"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T22" style:family="text">
      <style:text-properties fo:color="#c5000b" style:text-underline-style="solid" style:text-underline-width="auto" style:text-underline-color="font-color" fo:font-weight="bold" style:font-weight-asian="bold" style:font-weight-complex="bold"/>
    </style:style>
    <style:style style:name="T23" style:family="text">
      <style:text-properties fo:color="#c5000b" fo:font-weight="bold" style:font-weight-asian="bold" style:font-weight-complex="bold"/>
    </style:style>
    <style:style style:name="T24" style:family="text">
      <style:text-properties fo:font-variant="normal" fo:text-transform="none" fo:color="#ffffff" style:font-name="Inter" fo:font-size="10.5pt" fo:letter-spacing="normal" fo:font-style="normal" fo:font-weight="normal"/>
    </style:style>
    <style:style style:name="T25" style:family="text">
      <style:text-properties fo:font-variant="normal" fo:text-transform="none" style:font-name="Calibri1" fo:font-size="24pt" fo:letter-spacing="normal"/>
    </style:style>
    <style:style style:name="T26" style:family="text">
      <style:text-properties fo:color="#00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7" style:family="text">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T28" style:family="text">
      <style:text-properties fo:color="#000000" style:text-outline="false" style:text-line-through-style="none" style:font-name="Arial1" fo:font-style="normal" fo:text-shadow="none" style:text-underline-style="none" style:font-name-asian="Arial1" style:font-style-asian="normal" style:font-name-complex="Arial1" style:font-style-complex="normal" style:text-emphasize="none" style:text-overline-style="none" style:text-overline-color="font-color"/>
    </style:style>
    <style:style style:name="T29" style:family="text">
      <style:text-properties style:text-outline="false" style:text-line-through-style="none" fo:font-style="normal" fo:text-shadow="none" style:text-underline-style="none" style:font-style-asian="normal" style:font-style-complex="normal" style:text-emphasize="none" style:text-overline-style="none" style:text-overline-color="font-color"/>
    </style:style>
    <style:style style:name="T30" style:family="text">
      <style:text-properties fo:color="#8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T31" style:family="text">
      <style:text-properties fo:color="#800000" fo:font-size="14pt" style:font-size-asian="14pt" style:font-size-complex="14pt"/>
    </style:style>
    <style:style style:name="T32" style:family="text">
      <style:text-properties fo:color="#800000"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color="#111111"/>
    </style:style>
    <style:style style:name="T35" style:family="text">
      <style:text-properties style:text-underline-style="none"/>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1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173in" fo:text-indent="-0.25in" fo:margin-left="0.6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73in" fo:text-indent="-0.25in" fo:margin-left="0.8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73in" fo:text-indent="-0.25in" fo:margin-left="1.1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73in" fo:text-indent="-0.25in" fo:margin-left="1.3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73in" fo:text-indent="-0.25in" fo:margin-left="2.8673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29/04/2024</text:p>
      <text:p text:style-name="P2">Thankyou for calling mahindra with you hamesha this is vikas here how can i assist you today.</text:p>
      <text:p text:style-name="P2">Jis no se aap ne hame call kiya hai uss no se main details check nahi kar paa raha hu toh aap please mje aap ka regestered mobile no ya vehicle rgestration bata dijiye.</text:p>
      <text:p text:style-name="P2">I am unable to check the information from the calling no please help me with regestered mobile no or vehicle regestration no </text:p>
      <text:p text:style-name="P2">Mahindra xuv700 main intrest show karne ke liye dhanyavaad ye hamari one of the top selling varient hai </text:p>
      <text:p text:style-name="P2">Mahindra with you hamasha main call karne ke liye dhanyavaad aap ki baat vikas se ho rahi thi </text:p>
      <text:p text:style-name="P2"/>
      <text:p text:style-name="P2"/>
      <text:p text:style-name="P2">9819275783</text:p>
      <text:p text:style-name="P1">CLIENT JOURNEY</text:p>
      <text:p text:style-name="P3">1)PRE SALES</text:p>
      <text:p text:style-name="P3">2)SALES</text:p>
      <text:p text:style-name="P3">3)SERVICE </text:p>
      <text:p text:style-name="P4">-------------------------------------------------------------------------------------------------------------------------------</text:p>
      <text:p text:style-name="P1">ESCALATION MATRIX</text:p>
      <text:p text:style-name="P3"><text:span text:style-name="T1">SALES DEALERSHIP </text:span><text:s text:c="97"/><text:span text:style-name="T1">SERVICE DEALERSHIP</text:span></text:p>
      <text:p text:style-name="P3"><text:s text:c="3"/>SM(SALES MANAGER) <text:s text:c="83"/>WM (WORK MANAGER)</text:p>
      <text:p text:style-name="P3"><text:s text:c="4"/>GSM (GENERAL SALES MANAGER) <text:s text:c="59"/>GM</text:p>
      <text:p text:style-name="P3"><text:s text:c="57"/></text:p>
      <text:p text:style-name="P39"><text:s text:c="78"/>ASM/CCM</text:p>
      <text:p text:style-name="P5"/>
      <text:p text:style-name="P5"/>
      <text:p text:style-name="P5"/>
      <text:p text:style-name="P34"><text:soft-page-break/>ITC</text:p>
      <text:list xml:id="list3730156189742797575" text:style-name="L1">
        <text:list-item>
          <text:p text:style-name="P43">CPD POSTPONED (CUSTOMER PROMISE DATE)</text:p>
        </text:list-item>
        <text:list-item>
          <text:p text:style-name="P43">2ND KEY</text:p>
        </text:list-item>
        <text:list-item>
          <text:p text:style-name="P43">SERVICE</text:p>
        </text:list-item>
        <text:list-item>
          <text:p text:style-name="P43">XUV300 STEERING LINKING</text:p>
        </text:list-item>
        <text:list-item>
          <text:p text:style-name="P43">STL-XUV700-AX7L <text:s/>(SEQUENTIAL TURN LAMP INDICATOR)</text:p>
        </text:list-item>
        <text:list-item>
          <text:p text:style-name="P43">WRONG DELIVERY DATE OF VEHICLE COMMITED BY SALES DEALERSHIP </text:p>
        </text:list-item>
        <text:list-item>
          <text:p text:style-name="P76">TEST DRIVE FOR COMMERCIAL VEHICLE </text:p>
        </text:list-item>
      </text:list>
      <text:p text:style-name="P8"/>
      <text:p text:style-name="P8">30/04/2024</text:p>
      <text:p text:style-name="P3">CRUSE CONTROL</text:p>
      <text:p text:style-name="P3">Cruise control allows you to maintain a set speed without the need to keep your foot on the accelerator pedal. It should be used for cruising on straight and open highways. </text:p>
      <text:p text:style-name="P3">Cruise control is designed to operate above a vehicle speed of 30 km/h. </text:p>
      <text:list xml:id="list6112919809314371634" text:style-name="L2">
        <text:list-item>
          <text:p text:style-name="P44">ADVANCE CRUSE CONTROL</text:p>
        </text:list-item>
        <text:list-item>
          <text:p text:style-name="P44">ADAPTIVE CRUSE CONTROL WITH STOP AND GO </text:p>
        </text:list-item>
        <text:list-item>
          <text:p text:style-name="P44">HILL DECENT CONTROL</text:p>
        </text:list-item>
        <text:list-item>
          <text:p text:style-name="P44">HILL ASSIST <text:s/>(ACTIVATE BREAKS FOR 5 SEC WHILE DRIVING ON INCLINE HILL)</text:p>
        </text:list-item>
        <text:list-item>
          <text:p text:style-name="P44">Microhybrid technology (filters bacteria and viruses)</text:p>
        </text:list-item>
      </text:list>
      <text:p text:style-name="P3"><text:s text:c="10"/>IsoFix clips are provided to mount baby seat</text:p>
      <text:p text:style-name="P9">WHAT IS CONNECTED CARS?</text:p>
      <text:p text:style-name="P9">WE CAN ACCESS THE FEATURES OF CAR WITHOUT BEING INSIDE THE CAR OR NEAR THE CAR</text:p>
      <text:p text:style-name="P38">- CO DRIVER ERGO LIVER ( WE PUSH ONE BUTTON TO MOVE FORWARD CO PASSANGER SEAT)</text:p>
      <text:p text:style-name="P11">02/05/2024</text:p>
      <text:list xml:id="list6298950714153550679" text:style-name="RTF_5f_Num_20_6">
        <text:list-item>
          <text:p text:style-name="P77">CALL CATOGERY?</text:p>
        </text:list-item>
      </text:list>
      <text:p text:style-name="P12"><text:soft-page-break/><text:span text:style-name="T3"><text:s text:c="15"/></text:span>PRE SALES, SALES, AFTER SALES OR SERVICES</text:p>
      <text:list xml:id="list6874235574471044369" text:style-name="RTF_5f_Num_20_3">
        <text:list-item>
          <text:p text:style-name="P82">CAN YOU PREPOND THE DELIVERY DATE ?</text:p>
        </text:list-item>
      </text:list>
      <text:p text:style-name="P12"><text:span text:style-name="T3"><text:s text:c="8"/></text:span><text:s text:c="7"/>SIR YE TENTATIVE DATE HAI.</text:p>
      <text:list xml:id="list833086960523260324" text:style-name="RTF_5f_Num_20_2">
        <text:list-item>
          <text:p text:style-name="P78">DMS</text:p>
        </text:list-item>
      </text:list>
      <text:p text:style-name="P13"><text:span text:style-name="T5">DMS </text:span><text:span text:style-name="T6">→</text:span><text:span text:style-name="T5"> SALES </text:span><text:span text:style-name="T6">→</text:span><text:span text:style-name="T5"> EDCM </text:span><text:span text:style-name="T6">→</text:span><text:span text:style-name="T5"> OTF</text:span><text:span text:style-name="T6">→</text:span></text:p>
      <text:p text:style-name="P14">COMMON → PRODUCT HIERCHEY → VEHICLE MASTER</text:p>
      <text:p text:style-name="P14"><text:s text:c="2"/>MRC →INTERACTION CAPTURING → PUT REG NO → (SCROLL DOWN) VEHICLE HISTORY</text:p>
      <text:list xml:id="list36576581" text:continue-numbering="true" text:style-name="RTF_5f_Num_20_2">
        <text:list-item>
          <text:p text:style-name="P79">OWNERS MANUEL</text:p>
        </text:list-item>
      </text:list>
      <text:p text:style-name="P16"><text:span text:style-name="T3"><text:s text:c="15"/></text:span><text:span text:style-name="T9">AUTO.MAHINDRA.COM → SERVICES → OWNER MANUEL</text:span></text:p>
      <text:list xml:id="list6827950103969858018" text:style-name="RTF_5f_Num_20_4">
        <text:list-item>
          <text:p text:style-name="P80">DEF (DIESEL EXHAUST FLUID) (MAXI CLEAN)</text:p>
        </text:list-item>
      </text:list>
      <text:p text:style-name="P16"><text:span text:style-name="T3"><text:s text:c="13"/></text:span><text:span text:style-name="T9">USED IN DIESEL ENGINE , REDUCES THE CARBONDIOXIDE EMMISION </text:span></text:p>
      <text:list xml:id="list8964641370375523230" text:style-name="RTF_5f_Num_20_5">
        <text:list-item>
          <text:p text:style-name="P81">VEHICLE SERVICE HISTORY</text:p>
        </text:list-item>
      </text:list>
      <text:p text:style-name="P16"><text:s text:c="14"/><text:span text:style-name="T9">MRC →INTERACTION CAPTURING → PUT REG NO → (SCROLL DOWN) VEHICLE HISTORY</text:span></text:p>
      <text:list xml:id="list2765885322999463718" text:style-name="RTF_5f_Num_20_7">
        <text:list-item>
          <text:p text:style-name="P83"/>
          <text:p text:style-name="P83">03/05/2024</text:p>
        </text:list-item>
        <text:list-item>
          <text:p text:style-name="P84">TEST DRIVE </text:p>
        </text:list-item>
      </text:list>
      <text:p text:style-name="Text_20_body"><text:s text:c="14"/><text:span text:style-name="T9">CREATE CASE → FILL DETAILS AND CLICK ON CREATE →CLICK ON EDIT IN KEY FIELDS AND FILL THE DETAILS →PRODUCT MANAGEMENT (SELECT PRIMARY INTREST)</text:span><text:span text:style-name="T14">→ CONVERT→ FILL MRC→ BINNING </text:span></text:p>
      <text:p text:style-name="P5"/>
      <text:p text:style-name="P16"><text:s text:c="14"/><text:span text:style-name="T9">MEDIUM</text:span><text:bookmark-start text:name="__DdeLink__10_934788995"/><text:span text:style-name="T9"> →</text:span><text:bookmark-end text:name="__DdeLink__10_934788995"/><text:span text:style-name="T9"> BTL</text:span></text:p>
      <text:p text:style-name="P16"><text:s text:c="13"/><text:span text:style-name="T9">SOURCE → DISPLAY</text:span></text:p>
      <text:p text:style-name="P16"><text:s text:c="13"/><text:span text:style-name="T9">SUB SOURCE →AIRPORT</text:span></text:p>
      <text:p text:style-name="P13"><text:span text:style-name="T7">LIKELY CONVERSATION</text:span><text:span text:style-name="T6"> </text:span><text:span text:style-name="T7">→ IT IS <text:s/>HOW SOON ARE YOU PLANNING TO BUY A VEHICLE</text:span><text:span text:style-name="T4"><text:line-break/></text:span></text:p>
      <text:list xml:id="list7311126787402683977" text:style-name="L3">
        <text:list-item>
          <text:p text:style-name="P46">VEHICLE DETAILS SHORTCUT IN SF</text:p>
        </text:list-item>
      </text:list>
      <text:p text:style-name="P5"><text:soft-page-break/>SF <text:span text:style-name="T15">→</text:span> PUT MOBILE NO IN CUSTOMER SEARCH<text:span text:style-name="T15">→CLICK ON NAME→CRATE CASE→ CASETYPE IS CONCERN </text:span></text:p>
      <text:p text:style-name="P20">XUV400</text:p>
      <text:list xml:id="list5102111470392070709" text:style-name="L4">
        <text:list-item>
          <text:p text:style-name="P56"><text:span text:style-name="T3">BMS of XUV400</text:span>(battery management system) </text:p>
        </text:list-item>
      </text:list>
      <text:p text:style-name="P5"><text:s text:c="14"/>smart battery</text:p>
      <text:p text:style-name="P40">8 modules </text:p>
      <text:p text:style-name="P40">each modules has 12 cells</text:p>
      <text:p text:style-name="P40">total 96 cells</text:p>
      <text:p text:style-name="P40">battery warrenty is 8 years or 160000 km which ever comes first</text:p>
      <text:p text:style-name="P40">battery type is NMC</text:p>
      <text:p text:style-name="P40">ip67 certified battery</text:p>
      <text:p text:style-name="P40">26/1/2023 launched xuv400</text:p>
      <text:p text:style-name="P40">23/3/2023 vehicle delivery started</text:p>
      <text:list xml:id="list7522238112982136851" text:style-name="L5">
        <text:list-item>
          <text:p text:style-name="P57"><text:span text:style-name="T3">ECS-</text:span> combined charging system(on the go charge kar sakte hai)</text:p>
        </text:list-item>
        <text:list-item>
          <text:p text:style-name="P57">sporty padel ( it lets you accelerate or break at same time)</text:p>
        </text:list-item>
      </text:list>
      <text:p text:style-name="P5"/>
      <text:p text:style-name="P5"/>
      <text:p text:style-name="P5"><text:span text:style-name="T24">DATC</text:span> <text:span text:style-name="T24">DATC</text:span> How much it will cost for Battery or Battery cell replacement? </text:p>
      <text:p text:style-name="P5">Battery or Battery cell will be replaced/repaired on pro-rata (state of health) basis the warranty terms which is 8 years/ 160000* kms (*whichever is earlier), post the expiry of warranty the cost will be as per actuals. </text:p>
      <text:list xml:id="list4020326638934859522" text:style-name="L6">
        <text:list-item>
          <text:p text:style-name="P61">Test drive for commercial vehicles</text:p>
        </text:list-item>
      </text:list>
      <text:p text:style-name="P5"><text:s text:c="14"/>we have to punch itc</text:p>
      <text:list xml:id="list5339805963642958182" text:style-name="L7">
        <text:list-item>
          <text:p text:style-name="P49"><text:s text:c="4"/>ITC- interaction capturing (Request)</text:p>
        </text:list-item>
      </text:list>
      <text:p text:style-name="P24"><text:s text:c="13"/>it is a request for commercial vehicle to get a call back from sales dealership </text:p>
      <text:p text:style-name="P24"><text:soft-page-break/><text:s text:c="13"/>It is a query</text:p>
      <text:list xml:id="list36574322" text:continue-numbering="true" text:style-name="L7">
        <text:list-header>
          <text:p text:style-name="P41"><text:span text:style-name="T28">CREATE CASE → <text:s/>CONVERT TO LEAD → FILL DETAILS AND CLICK ON </text:span><text:span text:style-name="T28">CREATE →CLICK ON EDIT IN KEY FIELDS AND FILL THE DETAILS →PRODUCT MANAGEMENT (SELECT PRIMARY INTREST)</text:span><text:span text:style-name="T29">→ CONVERT→ FILL MRC→ BINNING </text:span></text:p>
        </text:list-header>
      </text:list>
      <text:list xml:id="list4836806308857919995" text:style-name="L8">
        <text:list-item>
          <text:p text:style-name="P62">What is the waiting period ?</text:p>
        </text:list-item>
      </text:list>
      <text:p text:style-name="P5"><text:s text:c="12"/>Sir/Ma’am, the waiting period varies basis the choice of color and production <text:s text:c="8"/>pipeline, and the dealership would be able to confirm at the time of booking. </text:p>
      <text:p text:style-name="P5"/>
      <text:list xml:id="list8240662293305357044" text:style-name="L9">
        <text:list-item>
          <text:p text:style-name="P47">How to create a complaint </text:p>
        </text:list-item>
      </text:list>
      <text:p text:style-name="P5">New inbound call <text:span text:style-name="T15"><text:s/>→</text:span> <text:s/>create case <text:s text:c="2"/>(concern,presale)<text:span text:style-name="T14"> </text:span><text:span text:style-name="T15">→ </text:span><text:span text:style-name="T14">fill <text:s/>CCRM details</text:span><text:span text:style-name="T15"> →</text:span><text:span text:style-name="T14"> select vehicle</text:span><text:span text:style-name="T15">→</text:span><text:span text:style-name="T14"> <text:s/>case assignment</text:span><text:span text:style-name="T15">→ </text:span><text:span text:style-name="T14">dms call out (paste dms no in crm and descripton</text:span><text:span text:style-name="T16">)→</text:span><text:span text:style-name="T14">case comment</text:span><text:span text:style-name="T15">→</text:span><text:span text:style-name="T14"> binning</text:span></text:p>
      <text:list xml:id="list36572740" text:continue-list="list36574322" text:style-name="L7">
        <text:list-item>
          <text:p text:style-name="P49"><text:s text:c="6"/></text:p>
        </text:list-item>
      </text:list>
      <text:p text:style-name="P6"><text:span text:style-name="T11">WEBSITE </text:span><text:span text:style-name="T12"><text:s/></text:span><text:span text:style-name="T14">→CONTACT</text:span></text:p>
      <text:p text:style-name="P17"><text:s text:c="24"/><text:span text:style-name="T9">EMAIL ID</text:span></text:p>
      <text:p text:style-name="P17"><text:s text:c="23"/><text:span text:style-name="T9">VEHICLE'S</text:span></text:p>
      <text:p text:style-name="P17"><text:s text:c="21"/><text:span text:style-name="T9">OWNERS MANUAL</text:span></text:p>
      <text:p text:style-name="P6"/>
      <text:p text:style-name="P15">AUTO BASIC</text:p>
      <text:p text:style-name="P15">HISTORY OF MAHNINDRA</text:p>
      <text:p text:style-name="P15">CUSTOMER JOURNEY</text:p>
      <text:p text:style-name="P19"><text:span text:style-name="T22">CALL TYPE</text:span><text:span text:style-name="T13"> → PRE SALES</text:span></text:p>
      <text:p text:style-name="P17"><text:s text:c="22"/><text:span text:style-name="T9">SALES</text:span></text:p>
      <text:p text:style-name="P17"><text:s text:c="21"/><text:span text:style-name="T9">AFTER SALES</text:span></text:p>
      <text:p text:style-name="P1">ESCALATION MATRIX</text:p>
      <text:p text:style-name="P3"><text:span text:style-name="T1">SALES DEALERSHIP </text:span><text:s text:c="97"/><text:span text:style-name="T1">SERVICE DEALERSHIP</text:span></text:p>
      <text:p text:style-name="P3"><text:s text:c="3"/>SM(SALES MANAGER) <text:s text:c="83"/>WM (WORK MANAGER)</text:p>
      <text:p text:style-name="P3"><text:s text:c="4"/>GSM (GENERAL SALES MANAGER) <text:s text:c="59"/>GM</text:p>
      <text:p text:style-name="P3"><text:soft-page-break/><text:s text:c="57"/></text:p>
      <text:p text:style-name="P17"><text:s text:c="76"/><text:span text:style-name="T3"><text:s text:c="2"/></text:span><text:span text:style-name="T10">ASM/CCM</text:span></text:p>
      <text:p text:style-name="P10"><text:s text:c="8"/></text:p>
      <text:p text:style-name="P5">BOOKING<text:span text:style-name="T14">→ </text:span><text:s/><text:span text:style-name="T20">REFUND</text:span></text:p>
      <text:p text:style-name="P12"><text:s text:c="25"/>HOW TO CANCLE</text:p>
      <text:p text:style-name="P12"><text:s text:c="20"/></text:p>
      <text:p text:style-name="P5">SF <text:s text:c="3"/><text:span text:style-name="T14">→ </text:span>VEHICLE WARRENTY</text:p>
      <text:p text:style-name="P5"><text:s text:c="8"/><text:span text:style-name="T17">→</text:span> <text:s/>VEHICLE DETAILS</text:p>
      <text:p text:style-name="P5"><text:s text:c="8"/><text:span text:style-name="T17">→</text:span>VEHICLE SERVICE HISTORY</text:p>
      <text:p text:style-name="P5"><text:s text:c="8"/><text:span text:style-name="T17">→</text:span> HOW TO SEARCH BOOKING ( OTF)</text:p>
      <text:p text:style-name="P5"><text:s text:c="8"/><text:span text:style-name="T17">→</text:span> HOW TO TAG QUERY</text:p>
      <text:p text:style-name="P5"/>
      <text:p text:style-name="P5"><text:span text:style-name="T22">DMS</text:span><text:span text:style-name="T23"> </text:span><text:s/>(DEALER MANAGEMENT SYSYTEM)<text:span text:style-name="T14">→ VEHICLE MASTER</text:span></text:p>
      <text:p text:style-name="P16"><text:s text:c="11"/>→ <text:span text:style-name="T9">SERVICE HISTORY</text:span></text:p>
      <text:p text:style-name="P16"><text:s text:c="14"/>→ <text:s/><text:span text:style-name="T9">BOOKING STATUS <text:s text:c="2"/></text:span></text:p>
      <text:p text:style-name="P16"><text:s text:c="13"/>→<text:span text:style-name="T9">OWNER DETAILS</text:span></text:p>
      <text:p text:style-name="P16"><text:s text:c="15"/>→<text:span text:style-name="T9">VEHICLE WARRENTY</text:span></text:p>
      <text:p text:style-name="P16"><text:s text:c="16"/>→<text:span text:style-name="T9">RSA COVERAGE</text:span></text:p>
      <text:p text:style-name="P16"><text:s text:c="15"/>→<text:span text:style-name="T9">SHIELD WARRENTY</text:span></text:p>
      <text:p text:style-name="P5"/>
      <text:p text:style-name="P14">FAQ WYH → AGENT REFRENCE <text:s text:c="2"/>(RSA COVERAGE <text:s/>HELPLINE NOS)</text:p>
      <text:p text:style-name="P16"><text:s text:c="21"/>→ <text:span text:style-name="T9">CHASSIS</text:span></text:p>
      <text:p text:style-name="P16"><text:s text:c="21"/>→ <text:span text:style-name="T9">SERVICE SCHEDULE</text:span></text:p>
      <text:p text:style-name="P16"><text:s text:c="22"/>→<text:span text:style-name="T9">DEFAULT RSA COVERAGE</text:span></text:p>
      <text:p text:style-name="P16"><text:soft-page-break/><text:s text:c="22"/>→<text:span text:style-name="T9">GEO TAG</text:span></text:p>
      <text:p text:style-name="P5"/>
      <text:p text:style-name="P5"/>
      <text:p text:style-name="P5"/>
      <text:p text:style-name="P5"/>
      <text:p text:style-name="P5"/>
      <text:p text:style-name="P5"/>
      <text:p text:style-name="P5"/>
      <text:p text:style-name="P5"/>
      <text:p text:style-name="P5"/>
      <text:p text:style-name="P5"/>
      <text:p text:style-name="P5">04/05/2024</text:p>
      <text:p text:style-name="P21">SALES</text:p>
      <text:list xml:id="list5240157345116085861" text:style-name="L10">
        <text:list-item>
          <text:p text:style-name="P58"><text:span text:style-name="T3">KYC not updated</text:span> </text:p>
        </text:list-item>
      </text:list>
      <text:p text:style-name="P5"><text:s text:c="13"/>contact sales dealership</text:p>
      <text:list xml:id="list2563793483543522826" text:style-name="L11">
        <text:list-item>
          <text:p text:style-name="P59"><text:span text:style-name="T3">App releted issue</text:span> </text:p>
          <text:p text:style-name="P52">Binning <text:span text:style-name="T8">→ query→Why app→login/regestration </text:span></text:p>
          <text:p text:style-name="P66">M4U app issue</text:p>
          <text:p text:style-name="P66"><text:s text:c="13"/>basic trouble shooting</text:p>
          <text:p text:style-name="P66"><text:s text:c="12"/>we can only tell only last 4 digit of mobile no </text:p>
        </text:list-item>
        <text:list-item>
          <text:p text:style-name="P59"><text:span text:style-name="T3">Exchange of vehicle</text:span> </text:p>
        </text:list-item>
      </text:list>
      <text:p text:style-name="P5"><text:s text:c="13"/>Mahindra to Mahindra <text:span text:style-name="T18">→</text:span><text:span text:style-name="T26"> sales scenerio</text:span></text:p>
      <text:p text:style-name="P5"><text:span text:style-name="T26"><text:s text:c="12"/>Other brand vehicle to mahindra </text:span><text:span text:style-name="T21">→</text:span><text:span text:style-name="T26"> <text:s/>pre sales </text:span></text:p>
      <text:list xml:id="list7443471118110310243" text:style-name="L12">
        <text:list-item>
          <text:p text:style-name="P67">RC related and number plates issue </text:p>
        </text:list-item>
        <text:list-item>
          <text:p text:style-name="P50">Wrong commitment given to customer </text:p>
        </text:list-item>
      </text:list>
      <text:p text:style-name="P24"><text:soft-page-break/><text:s text:c="13"/>Lodge a complaint dirctly in sales </text:p>
      <text:p text:style-name="P25"><text:s text:c="10"/>VOC:- <text:s/>{ As per customer dealership commited to provide parking cover but not provided <text:s text:c="3"/>as same</text:p>
      <text:p text:style-name="P25"><text:s text:c="11"/>Also when customer is following with sales dealership they are behavinging </text:p>
      <text:p text:style-name="P25"><text:s text:c="11"/>hence complaint created</text:p>
      <text:p text:style-name="P25"><text:s text:c="10"/>TAT }</text:p>
      <text:list xml:id="list36572933" text:continue-list="list36572740" text:style-name="L7">
        <text:list-header>
          <text:p text:style-name="P68">Accessories not provided as per commitement </text:p>
        </text:list-header>
        <text:list-item>
          <text:p text:style-name="P49">BH number plate</text:p>
        </text:list-item>
        <text:list-item>
          <text:p text:style-name="P68">Every 2 years renewal is required </text:p>
        </text:list-item>
      </text:list>
      <text:p text:style-name="P24"/>
      <text:p text:style-name="P24"/>
      <text:p text:style-name="P24"/>
      <text:list xml:id="list36560294" text:continue-numbering="true" text:style-name="L7">
        <text:list-item>
          <text:p text:style-name="P68"><text:s text:c="8"/><text:span text:style-name="T31">VEHICLE DEALER DETAILS</text:span></text:p>
        </text:list-item>
      </text:list>
      <text:p text:style-name="P24"><text:s text:c="10"/>(existing customer ) select on name from new in bound call</text:p>
      <text:p text:style-name="P24"><text:s text:c="10"/>create case <text:span text:style-name="T17">→</text:span> interaction stage <text:span text:style-name="T17">→</text:span>concern</text:p>
      <text:p text:style-name="P24"><text:s text:c="8"/>purchase vehicle details will be shown </text:p>
      <text:p text:style-name="P24"><text:s text:c="8"/>To check vehicle dealer details click on vehicle modle we can also see RSA coverage </text:p>
      <text:p text:style-name="P24"/>
      <text:p text:style-name="P24"><text:span text:style-name="T25">HOT CONNECT SCENARIOS</text:span> </text:p>
      <text:p text:style-name="P24">customer asks some question </text:p>
      <text:p text:style-name="P24">we have to do conference call with dealseship </text:p>
      <text:p text:style-name="P24"/>
      <text:list xml:id="list1866171667964917541" text:style-name="L13">
        <text:list-item>
          <text:p text:style-name="P70">Infotainment not working / scratch not seen due to ribbion </text:p>
        </text:list-item>
      </text:list>
      <text:p text:style-name="P28"><text:s text:c="13"/>we have to guide them to sales not service (slaes concern)</text:p>
      <text:p text:style-name="P5"/>
      <text:list xml:id="list7941621864535041235" text:style-name="L14">
        <text:list-item>
          <text:p text:style-name="P51">Sequential Tail Lamp availability in XUV700</text:p>
        </text:list-item>
        <text:list-item>
          <text:p text:style-name="P51"><text:s/>Query service <text:span text:style-name="T19">→</text:span>Query <text:span text:style-name="T19">→</text:span>dealer location / contact details </text:p>
        </text:list-item>
        <text:list-item>
          <text:p text:style-name="P51"><text:soft-page-break/></text:p>
        </text:list-item>
        <text:list-item>
          <text:p text:style-name="P69">SOP standard operating procedure</text:p>
        </text:list-item>
        <text:list-item>
          <text:p text:style-name="P60"><text:span text:style-name="T30">Credit note <text:s/></text:span><text:span text:style-name="T27"><text:s text:c="9"/></text:span></text:p>
        </text:list-item>
      </text:list>
      <text:p text:style-name="P24"><text:s text:c="12"/>jab aaap ane vehicle to service karvate ho jo bhi work order generate hoga</text:p>
      <text:p text:style-name="P24"><text:s text:c="11"/>vo voucher show kar dena final bill vo amount minus ho jayega </text:p>
      <text:list xml:id="list3772222485654247632" text:style-name="L15">
        <text:list-item>
          <text:p text:style-name="P71">SECOND KEY</text:p>
        </text:list-item>
      </text:list>
      <text:p text:style-name="P5"><text:s text:c="13"/>4-6 months ke baad second key milti hai </text:p>
      <text:p text:style-name="P5"><text:s text:c="13"/>to collect you have to go to nearby service dealership </text:p>
      <text:p text:style-name="P5"><text:s text:c="11"/>customer ko hi jana hoga </text:p>
      <text:p text:style-name="P5"><text:s text:c="10"/>4-6 <text:s/>months complete ho gaya hai---<text:tab/> aap ne hamare service dealership se baat kita </text:p>
      <text:p text:style-name="P5"><text:s text:c="35"/><text:span text:style-name="T2">RAISE ITC </text:span><text:s text:c="3"/>in after sales -query </text:p>
      <text:p text:style-name="P5"/>
      <text:p text:style-name="P5"><text:s text:c="2"/>Q) vehicle ke key chahiye</text:p>
      <text:p text:style-name="P5"><text:s text:c="7"/>aap ke primary key ke bare main baat kar rahe ho ya secondary key </text:p>
      <text:p text:style-name="P5"><text:s text:c="6"/>if spare key chahiye <text:s/>then check vehicle delivery day </text:p>
      <text:p text:style-name="P5"><text:s text:c="7"/>provide RSA </text:p>
      <text:p text:style-name="P5"/>
      <text:p text:style-name="P5"/>
      <text:p text:style-name="P5"/>
      <text:p text:style-name="P5">itc punch </text:p>
      <text:p text:style-name="P5">customer promise date is postpond</text:p>
      <text:p text:style-name="P5"/>
      <text:p text:style-name="P5"/>
      <text:p text:style-name="P5"/>
      <text:p text:style-name="P5"><text:soft-page-break/></text:p>
      <text:p text:style-name="P5"/>
      <text:p text:style-name="P5"/>
      <text:p text:style-name="P5"/>
      <text:p text:style-name="P29">AFTER SALES</text:p>
      <text:p text:style-name="P5"><text:span text:style-name="T3">1)-All jobs not done</text:span> </text:p>
      <text:p text:style-name="P5">first ask did he had word with works manager </text:p>
      <text:p text:style-name="P5">Yes-</text:p>
      <text:p text:style-name="P5">If no- new complaint if no previous complaint </text:p>
      <text:p text:style-name="P5">2)-customer wants to service his vehicle on same day and need dealer details---<text:span text:style-name="T3">query -AS-- generate ITC</text:span></text:p>
      <text:p text:style-name="P29">sir main aap ka request note down kar raha hu aap ko jab hamare service center se call aayega aap unse discuss kar lena jo bhi available slot rahega vo aap ko bata denge </text:p>
      <text:p text:style-name="P29">3)-Problem in vehicle </text:p>
      <text:p text:style-name="P31"><text:s text:c="5"/>Are you comfertable in driving the vehicle </text:p>
      <text:p text:style-name="P31"><text:s text:c="6"/>If no</text:p>
      <text:p text:style-name="P32"><text:s text:c="8"/>we will transfer the call to RSA team (Also take alternate no)</text:p>
      <text:p text:style-name="P32"><text:s text:c="7"/>Jaise aap ka call connect hoga aap 1 enter karna </text:p>
      <text:p text:style-name="P32"><text:s text:c="8"/>(50 km is limit of toing above 50 its chargeable)</text:p>
      <text:p text:style-name="P32">If yes </text:p>
      <text:p text:style-name="P32"><text:s/>sir main aap se request karna chahta hu aap hamare nearby service center par aa jayiye </text:p>
      <text:p text:style-name="P32">aur vehicle diagnose karva lo.</text:p>
      <text:p text:style-name="P30">4)- Issue with vehicle pickup(after pressing accelerator car is not moving forward)</text:p>
      <text:p text:style-name="P30"><text:s text:c="3"/>---are you comfortable driving vehicle</text:p>
      <text:p text:style-name="P30"><text:s text:c="2"/>yes-- sir main aap ko aap ke nearby service center ka details share kar deta hu </text:p>
      <text:p text:style-name="P30"><text:s text:c="3"/>no--- RSA will help you </text:p>
      <text:list xml:id="list8701728682686913246" text:style-name="L16">
        <text:list-item>
          <text:p text:style-name="P65"><text:soft-page-break/>customer wants to know warrenty of spare parts( Hot connect scenario )</text:p>
          <text:p text:style-name="P65">(tick on hot connect option )</text:p>
          <text:p text:style-name="P65">its a query </text:p>
          <text:p text:style-name="P65"/>
          <text:p text:style-name="P65"/>
        </text:list-item>
      </text:list>
      <text:p text:style-name="P29">6)Part cost and part availability details <text:s/>(Query)hot connect</text:p>
      <text:p text:style-name="P5"/>
      <text:p text:style-name="P29">7)Adrenox alexa and Blue Sense related issue</text:p>
      <text:p text:style-name="P5"><text:s text:c="2"/>Q)Aap kya problem face kar rahe ho sir.</text:p>
      <text:p text:style-name="P5"><text:s text:c="3"/>Login issue </text:p>
      <text:p text:style-name="P5"><text:s text:c="3"/>Lag issue ,problem in operation </text:p>
      <text:p text:style-name="P5"><text:s text:c="2"/>Customer should have updated app(6.0 Version) and login with regesterd mobile No </text:p>
      <text:p text:style-name="P5"><text:s text:c="2"/>Renewed subscription ( App-Account—subscription --renew – payment gateway )</text:p>
      <text:p text:style-name="P5">It takes 48 hours to renew subscription.</text:p>
      <text:p text:style-name="P5"><text:s text:c="2"/>meet works manager to update mobile no </text:p>
      <text:p text:style-name="P29">8)Need technical guidance on call no emergency assistance required ----(Query)</text:p>
      <text:p text:style-name="P29"><text:s text:c="2"/>---s<text:span text:style-name="T33">ir we are customer care not technical support iske bare main hamare works <text:s text:c="3"/>manager aap ko better samjha payenge </text:span></text:p>
      <text:p text:style-name="P29"><text:s/>---<text:span text:style-name="T33">main aap ko near by service center ka address bata deta hu </text:span></text:p>
      <text:list xml:id="list1663259174700735681" text:style-name="L17">
        <text:list-item>
          <text:p text:style-name="P63">second owner require vehicle history (QUERY)</text:p>
          <text:p text:style-name="P72">--we can give info of owner name and last 4 digit of mobile no</text:p>
          <text:p text:style-name="P72">--If needed more details then works manager will help you </text:p>
        </text:list-item>
        <text:list-item>
          <text:p text:style-name="P48">There is no proper response from works manager regarding customer issue (concern -after sales)</text:p>
        </text:list-item>
        <text:list-item>
          <text:p text:style-name="P63">Renewal of insurance </text:p>
          <text:p text:style-name="P72"><text:soft-page-break/>guide to sales manager </text:p>
        </text:list-item>
        <text:list-item>
          <text:p text:style-name="P63">Need pickup and drop khud ke liye </text:p>
          <text:p text:style-name="P72">aap ka call conference kar raha hu RSA se aap unse baat kar legiye vo help kar denge aap ki </text:p>
          <text:p text:style-name="P63">13)Yellow indicator in cluster </text:p>
          <text:p text:style-name="P63">Due to some malfunction ye indication aa raha hai </text:p>
          <text:p text:style-name="P53"/>
        </text:list-item>
        <text:list-item>
          <text:p text:style-name="P53">if red indicator </text:p>
          <text:p text:style-name="P63">sir please park your vehicle do not drive its a matter of your safety </text:p>
          <text:p text:style-name="P53">met with an accidend </text:p>
          <text:p text:style-name="P72">sir we are really worried about you , can I arrange a ambulance, do you need medical assistance </text:p>
          <text:p text:style-name="P72">I am transferring your call to RSA they will come and pick you up </text:p>
        </text:list-item>
        <text:list-item>
          <text:p text:style-name="P63">airbag deploy nahi hue </text:p>
          <text:p text:style-name="P72">we apologise to inconvenience caused to you </text:p>
          <text:p text:style-name="P72">(I am lodgeing a complaint for further investigation) log complaint for investigation in after sales <text:s/>inform TAT time </text:p>
        </text:list-item>
        <text:list-item>
          <text:p text:style-name="P72">denting and penting (aftersales -query)</text:p>
          <text:p text:style-name="P63">15)Vehicle at service center from past few days and there is no proper response</text:p>
        </text:list-item>
      </text:list>
      <text:list xml:id="list8101632675724467671" text:style-name="L18">
        <text:list-item>
          <text:p text:style-name="P54">DMS CALL OUT</text:p>
        </text:list-item>
        <text:list-item>
          <text:p text:style-name="P54">BDA <text:s/>(it is part of after sales) <text:s/>SELECT bda AND TRANSFER CALL TO RSA</text:p>
        </text:list-item>
        <text:list-item>
          <text:p text:style-name="P74">battery dead</text:p>
        </text:list-item>
        <text:list-item>
          <text:p text:style-name="P74">flat tyre</text:p>
        </text:list-item>
        <text:list-item>
          <text:p text:style-name="P74">engine problem </text:p>
        </text:list-item>
      </text:list>
      <text:p text:style-name="P22"><text:soft-page-break/><text:s text:c="12"/><text:span text:style-name="T34"><text:s text:c="2"/>fuel</text:span></text:p>
      <text:p text:style-name="P33"><text:span text:style-name="T35"><text:s text:c="12"/></text:span>RSA FOR SCORPION N IS 3 YEARS BUT NOT SHOWN IN SYSTEM (CAREFUL)</text:p>
      <text:p text:style-name="P35"><text:s text:c="8"/></text:p>
      <text:p text:style-name="P5"/>
      <text:list xml:id="list6572024271393411515" text:style-name="L19">
        <text:list-item>
          <text:p text:style-name="P64">ALFA,TREO,ZOR GRAND (ON THE MOVE KHARAB HUA TOH FREE SERVICE MILEGE , GHAR KE NICHE KHARAB HUA TOH CHARGEABLE HOGA RSA PLAN COVER HO YA NA HO)</text:p>
        </text:list-item>
        <text:list-item>
          <text:p text:style-name="P64">HYDRA CHARGES </text:p>
          <text:p text:style-name="P73">VOC :-LOCATION</text:p>
        </text:list-item>
      </text:list>
      <text:p text:style-name="P31"><text:s text:c="17"/>ALTERNATE NO</text:p>
      <text:p text:style-name="P31"><text:s text:c="17"/>TRANSFERRED TO RSA</text:p>
      <text:p text:style-name="P29"/>
      <text:p text:style-name="P5"><text:s text:c="6"/><text:span text:style-name="T22">HOW TO CREATE RSA (BDA)</text:span></text:p>
      <text:p text:style-name="P5">FIRST SEE IN UNIVERSAL SEARCH</text:p>
      <text:p text:style-name="P5"><text:s/><text:span text:style-name="T3">CREATE CASE </text:span><text:span text:style-name="T18">→</text:span><text:span text:style-name="T3">CASE TYPE:- BDA</text:span><text:span text:style-name="T18">→SELECT BBREAKDOWN REASON→COPY PASTE REASON INTO SUBJECT AND CONCERN → SAVE→ USER LOCATION→</text:span> <text:s/><text:span text:style-name="T18">MRC COMMENT WILL BE FILLED PRE DEFAULT EDIT IT →BINNING (BDA—BDA--SUB CATEGORY AS PER PROBLEM)→TRANSFER TO RSA <text:s/>→SEND SMS→ TRANSFER CALL→ TRANSFER CASE→CLOSE CALL </text:span></text:p>
      <text:p text:style-name="P5"/>
      <text:p text:style-name="P5"/>
      <text:p text:style-name="P5"/>
      <text:p text:style-name="P5">The XUV 3XO will be available for test drives 10th May 2024 onwards. You may visit your nearest Mahindra dealership to experience the XUV 3XO. The official bookings will start 15th May 2024 onwards. The booking amount will be ₹ 21 000. Deliveries will begin 26th May 2024 onwards. </text:p>
      <text:p text:style-name="P5"/>
      <text:p text:style-name="P5"/>
      <text:p text:style-name="P5"><text:soft-page-break/></text:p>
      <text:p text:style-name="P5"/>
      <text:p text:style-name="P7">LPPW Listen Probe Paraphrase written <text:s text:c="135"/></text:p>
      <text:p text:style-name="P5"><text:s text:c="8"/><text:span text:style-name="T32"><text:s/>Due to some <text:s/>mal function ye issue aa raha hai <text:s/>(if red indication direct transfer to RSA)</text:span></text:p>
      <text:p text:style-name="P23">sir aap ko request karunga aap vehicle side main park kar do</text:p>
      <text:p text:style-name="P23">Alternate no </text:p>
      <text:p text:style-name="P23">maine call kiya lekin unfortunately WM aur GM dono se call connect nahi ho paa rahi </text:p>
      <text:p text:style-name="P23">main aap ke behalf pe complaint lodge kar deta hu </text:p>
      <text:p text:style-name="P23"/>
      <text:p text:style-name="P23">konsa parts order kiya hai pucho </text:p>
      <text:p text:style-name="P21">Follow up:-</text:p>
      <text:p text:style-name="P36">ways to check complain Regestred mobile no,vehicle mobile no ,</text:p>
      <text:p text:style-name="P36">CEEF No (check in DMS)</text:p>
      <text:p text:style-name="P36"><text:span text:style-name="T3">my vehicle in service center no response from there</text:span> </text:p>
      <text:p text:style-name="P36"><text:s text:c="2"/>sorry for your concern </text:p>
      <text:list xml:id="list8962987426243902450" text:style-name="L20">
        <text:list-item>
          <text:p text:style-name="P75">check in universal search</text:p>
        </text:list-item>
        <text:list-item>
          <text:p text:style-name="P75">aap ki complaint already regesterd <text:s/>hai . main aap ki complaint high priority basis pe follow kar raha hu (if open complaint)</text:p>
          <text:p text:style-name="P75">2 hours cross -jaldi se jaldi call aayega </text:p>
          <text:p text:style-name="P75">we do not create new complain just add notes on the existing complaint </text:p>
          <text:p text:style-name="P75">AI integration (ignore it)</text:p>
        </text:list-item>
      </text:list>
      <text:p text:style-name="P36"><text:s text:c="13"/>we can see close complaint in DMS </text:p>
      <text:p text:style-name="P36"/>
      <text:p text:style-name="P36"/>
      <text:p text:style-name="P36"><text:soft-page-break/></text:p>
      <text:p text:style-name="P36"/>
      <text:p text:style-name="P36">Dealer binning</text:p>
      <text:p text:style-name="P27">Any CCCF closed within 30 days with remarks updated as ‘’customer satisfied” can be re-open as per customer’s request.</text:p>
      <text:p text:style-name="P26">We are extremely sorry sir main aap ki complaint reopen kar deta hu </text:p>
      <text:p text:style-name="P27">Any CCCF closed within 30 days with remarks updated as “customer dissatisfied” cannot be re-open within 30 days.</text:p>
      <text:p text:style-name="P27">Jo resoluation hai vohi update karna hai fir bhi nahi maan raha toh service center guide kar do </text:p>
      <text:p text:style-name="P36">REPEAT//TAT-ASAP</text:p>
      <text:p text:style-name="P36">customer is very irate </text:p>
      <text:p text:style-name="P36">binning </text:p>
      <text:p text:style-name="P36">case comment </text:p>
      <text:p text:style-name="P37">how to see eccf close date details in DMS </text:p>
      <text:p text:style-name="P37"><text:span text:style-name="T3">open dms </text:span><text:span text:style-name="T18">→ crm→ cccf →put complaint no →search</text:span></text:p>
      <text:p text:style-name="P18"/>
      <text:p text:style-name="P18">email complaint (in the source) </text:p>
      <text:p text:style-name="P18">copy all content and create new case(concern) do not repeat follow up </text:p>
      <text:p text:style-name="P18">dms call out (mendatory) </text:p>
      <text:p text:style-name="P5">done booking online it got cancelled not got refund </text:p>
      <text:p text:style-name="P5">CF0000015608</text:p>
      <text:p text:style-name="P5"/>
      <text:p text:style-name="P5">R6B39166</text:p>
      <text:p text:style-name="P5"/>
      <text:p text:style-name="P5"/>
      <text:p text:style-name="P5"><text:soft-page-break/></text:p>
      <text:p text:style-name="P5"/>
      <text:p text:style-name="P5">Pre escalation( Dealer mention pre excalation in Sf)</text:p>
      <text:p text:style-name="P5">mention in notes that its a pre escalation <text:s/></text:p>
      <text:p text:style-name="P5">tried convencing the customer but customer is insisting to lodge a complaint </text:p>
      <text:p text:style-name="P5">CF05420812</text:p>
      <text:p text:style-name="P5">9419308462</text:p>
      <text:p text:style-name="P5">8292012822</text:p>
      <text:p text:style-name="P5">9552522369 </text:p>
      <text:p text:style-name="P5">9686577816</text:p>
      <text:p text:style-name="P5">9419308462</text:p>
      <text:p text:style-name="P5">9518749974</text:p>
      <text:p text:style-name="P5">9956240748</text:p>
      <text:p text:style-name="P5">OTF248000311</text:p>
      <text:p text:style-name="P5">OTF24A001962</text:p>
      <text:p text:style-name="P5">9978150001</text:p>
      <text:p text:style-name="P5">9582475586</text:p>
      <text:p text:style-name="P5">9628350258 </text:p>
      <text:p text:style-name="P5">6364206206</text:p>
      <text:p text:style-name="P5">mere vehicle main problem ho gaya hai </text:p>
      <text:p text:style-name="P5">ji main samaj raha hu main jaan sakta hu kya problem hai aap ke vehicle main </text:p>
      <text:p text:style-name="P5">toh aap ne check karvaya apne vehicle ko </text:p>
      <text:p text:style-name="P5">DEF</text:p>
      <text:p text:style-name="P5">mahindra ne apne vehicle ke liye grade set kiya hai aap wm se baat kar lo </text:p>
      <text:p text:style-name="P5"><text:soft-page-break/></text:p>
      <text:p text:style-name="P5">test drive </text:p>
      <text:p text:style-name="P5">serviceing karvana hai</text:p>
      <text:p text:style-name="P5">repeat complaint</text:p>
      <text:p text:style-name="P5">new complaint</text:p>
      <text:p text:style-name="P5">otf scenerio</text:p>
      <text:p text:style-name="P5">lead generation</text:p>
      <text:p text:style-name="P5">stl situation </text:p>
      <text:p text:style-name="P23">13/05/2024</text:p>
      <text:p text:style-name="P5">delay in RSA pickup </text:p>
      <text:p text:style-name="P5">we will take your take feedback and convey to rsa team</text:p>
      <text:p text:style-name="P5">still nahi maan raha toh we arrange call back for you (update in adhoc)TAT ASAP</text:p>
      <text:p text:style-name="P5">dealer assign hoga jana vehicle drop kiya hai </text:p>
      <text:p text:style-name="P5">BINNING:- After sales concern--M&amp;M--RSA related--Rsa Response</text:p>
      <text:p text:style-name="P5"/>
      <text:p text:style-name="P5">Border Carges </text:p>
      <text:p text:style-name="P5"/>
      <text:p text:style-name="P5">email complaint (open)</text:p>
      <text:p text:style-name="P5">repeat tag nahi hoga </text:p>
      <text:p text:style-name="P5">creat new complaint do dms callout</text:p>
      <text:p text:style-name="P5">Sir aap ki complaint already regesterd hai we will do the follow up </text:p>
      <text:p text:style-name="P5"/>
      <text:p text:style-name="P5">Email complaint (Closed in customer satisfied)</text:p>
      <text:p text:style-name="P5">we can open it if 30 days is not completed </text:p>
      <text:p text:style-name="P5"><text:soft-page-break/></text:p>
      <text:p text:style-name="P5">date of purchase ------is delivery date </text:p>
      <text:p text:style-name="P5">order date --------------<text:tab/>is booking date</text:p>
      <text:p text:style-name="P5">Break main problem hai toh rsa hi book karn hai</text:p>
      <text:p text:style-name="P5">read dealer binning as well </text:p>
      <text:p text:style-name="P5">Had Car accident </text:p>
      <text:p text:style-name="P5">TAT is according to sheet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YH FAQ</text:p>
      <text:p text:style-name="P5"><text:soft-page-break/></text:p>
      <text:p text:style-name="P5">folder to open :- </text:p>
      <text:p text:style-name="P5"/>
      <text:p text:style-name="P5">a)service schedule (warranty)</text:p>
      <text:p text:style-name="P5">b)chasis <text:s/></text:p>
      <text:p text:style-name="P5">c)dash <text:s text:c="4"/>( indicators)</text:p>
      <text:p text:style-name="P5">d)RSA price commerical</text:p>
      <text:p text:style-name="P5">e)RSA price personal</text:p>
      <text:p text:style-name="P5">f)shield warranty <text:s/>(extended warranty for personal vehicles)</text:p>
      <text:p text:style-name="P5">g)XUV3xo FAQ</text:p>
      <text:p text:style-name="P5">h)Hot connect scenarios</text:p>
      <text:p text:style-name="P5">i)XUV400 EL Pro - FAQs</text:p>
      <text:p text:style-name="P5">j)Updates__Feb__Till_date_2024</text:p>
      <text:p text:style-name="P5">k) Agent Reference (rsa n toll free no) </text:p>
      <text:p text:style-name="P5"/>
      <text:p text:style-name="P5">K1B25921</text:p>
      <text:p text:style-name="P5">9786296116</text:p>
      <text:p text:style-name="P5">7303626955</text:p>
      <text:p text:style-name="P5">P6K89938------ manoj kumar</text:p>
      <text:p text:style-name="P5">8930388248 -------manoj kumar</text:p>
      <text:p text:style-name="P5">7038757978--------- guddu</text:p>
      <text:p text:style-name="P5">7094106934 -----------HIJAS</text:p>
      <text:p text:style-name="P5">OTF23A003723</text:p>
      <text:p text:style-name="P5">OTF23A003195</text:p>
      <text:p text:style-name="P5"><text:soft-page-break/>OTF24A001962</text:p>
      <text:p text:style-name="P5">RJ14GN1507------------- phoolchand</text:p>
      <text:p text:style-name="P5">MH03DK4575-------------- sinora</text:p>
      <text:p text:style-name="P5">MH05FG6548-------Dinesh Pandey</text:p>
      <text:p text:style-name="P5">9818090102 <text:s/>-----multiple name</text:p>
      <text:p text:style-name="P5">9552522369 <text:s/>------multiple name</text:p>
      <text:p text:style-name="P5">9419308462--------multiple name</text:p>
      <text:p text:style-name="P5">9978150001------multiple</text:p>
      <text:p text:style-name="P5">9518749974---yuvraj</text:p>
      <text:p text:style-name="P5">8298105060----already have a complaint </text:p>
      <text:p text:style-name="P5">WB08P2753----complaint </text:p>
      <text:p text:style-name="P5"/>
      <text:p text:style-name="P5"/>
      <text:p text:style-name="P5"/>
      <text:p text:style-name="P5"><draw:frame draw:style-name="fr1" draw:name="Object1" text:anchor-type="paragraph" svg:x="4.8854in" svg:y="-0.0547in" svg:width="0.8898in" svg:height="0.3563in" draw:z-index="0"><draw:object xlink:href="./Object 1" xlink:type="simple" xlink:show="embed" xlink:actuate="onLoad"/><draw:image xlink:href="./ObjectReplacements/Object 1" xlink:type="simple" xlink:show="embed" xlink:actuate="onLoad"/></draw:frame></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Inter" svg:font-family="Inter, sans-serif"/>
    <style:font-face style:name="OpenSymbol1" svg:font-family="OpenSymbol"/>
    <style:font-face style:name="OpenSymbol" svg:font-family="OpenSymbol, 'Arial Unicode MS'"/>
    <style:font-face style:name="Arial2" svg:font-family="Arial" style:font-family-generic="swiss"/>
    <style:font-face style:name="Calibri" svg:font-family="Calibri" style:font-family-generic="swiss"/>
    <style:font-face style:name="Arial1" svg:font-family="Arial1" style:font-pitch="variable"/>
    <style:font-face style:name="Microsoft YaHei" svg:font-family="'Microsoft YaHei'"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zh" style:country-asian="CN" style:font-name-complex="Calib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alibri" fo:font-size="12pt" fo:language="en" fo:country="US" style:font-name-asian="Calibri" style:font-size-asian="12pt" style:language-asian="en" style:country-asian="US" style:font-name-complex="Calibri"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2pt" style:language-asian="zh" style:country-asian="CN" style:font-name-complex="Arial"/>
    </style:style>
    <style:style style:name="Text_20_body" style:display-name="Text body" style:family="paragraph" style:parent-style-name="Standard" style:class="text">
      <style:paragraph-properties fo:margin-top="0in" fo:margin-bottom="0.0835in"/>
      <style:text-properties style:font-size-asian="12pt" style:language-asian="zh" style:country-asian="C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style:text-properties fo:font-style="italic" style:font-size-asian="12pt" style:language-asian="zh" style:country-asian="CN" style:font-style-asian="italic" style:font-name-complex="Arial2" style:font-style-complex="italic"/>
    </style:style>
    <style:style style:name="Index" style:family="paragraph" style:parent-style-name="Standard" style:class="index">
      <style:text-properties style:font-size-asian="12pt" style:language-asian="zh" style:country-asian="CN" style:font-name-complex="Ari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fo:line-height="90%" fo:text-align="start" style:justify-single-word="false" style:text-autospace="none" style:writing-mode="lr-tb"/>
      <style:text-properties fo:color="#000000" style:text-outline="false" style:text-line-through-style="none" style:font-name="Arial" fo:font-size="28pt" fo:letter-spacing="normal"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top="0in" fo:margin-bottom="0.1181in"/>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top="0in" fo:margin-bottom="0.0783in"/>
    </style:style>
    <style:style style:name="Default_7e_LT_7e_Gliederung_20_5" style:display-name="Default~LT~Gliederung 5" style:family="paragraph" style:parent-style-name="Default_7e_LT_7e_Gliederung_20_4">
      <style:paragraph-properties fo:margin-top="0in" fo:margin-bottom="0.0398in"/>
      <style:text-properties fo:font-size="20pt" style:font-size-asian="20pt" style:font-size-complex="20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line-height="90%" fo:text-align="start" style:justify-single-word="false" style:text-autospace="none" style:writing-mode="lr-tb"/>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line-height="90%" fo:text-align="start" style:justify-single-word="false" style:text-autospace="none" style:writing-mode="lr-tb"/>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fo:line-height="90%" fo:text-align="start" style:justify-single-word="false" style:text-autospace="none" style:writing-mode="lr-tb"/>
      <style:text-properties fo:color="#000000" style:text-outline="false" style:text-line-through-style="none" style:font-name="Arial" fo:font-size="28pt" fo:letter-spacing="normal"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0pt" style:font-size-asian="20pt" style:font-size-complex="20pt"/>
    </style:style>
    <style:style style:name="Outline_20_3" style:display-name="Outline 3" style:family="paragraph" style:parent-style-name="Outline_20_2">
      <style:paragraph-properties fo:margin-top="0in" fo:margin-bottom="0.1181in"/>
      <style:text-properties fo:font-size="18pt" style:font-size-asian="18pt" style:font-size-complex="18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20_1_7e_LT_7e_Gliederung_20_1" style:display-name="Default 1~LT~Gliederung 1" style:family="paragraph">
      <style:paragraph-properties fo:margin-top="0in" fo:margin-bottom="0.1965in" fo:line-height="90%" fo:text-align="start" style:justify-single-word="false" style:text-autospace="none" style:writing-mode="lr-tb"/>
      <style:text-properties fo:color="#000000" style:text-outline="false" style:text-line-through-style="none" style:font-name="Arial" fo:font-size="28pt" fo:letter-spacing="normal"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0pt" style:font-size-asian="20pt" style:font-size-complex="20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18pt" style:font-size-asian="18pt" style:font-size-complex="18pt"/>
    </style:style>
    <style:style style:name="Default_20_1_7e_LT_7e_Gliederung_20_4" style:display-name="Default 1~LT~Gliederung 4" style:family="paragraph" style:parent-style-name="Default_20_1_7e_LT_7e_Gliederung_20_3">
      <style:paragraph-properties fo:margin-top="0in" fo:margin-bottom="0.0783in"/>
    </style:style>
    <style:style style:name="Default_20_1_7e_LT_7e_Gliederung_20_5" style:display-name="Default 1~LT~Gliederung 5" style:family="paragraph" style:parent-style-name="Default_20_1_7e_LT_7e_Gliederung_20_4">
      <style:paragraph-properties fo:margin-top="0in" fo:margin-bottom="0.0398in"/>
      <style:text-properties fo:font-size="20pt" style:font-size-asian="20pt" style:font-size-complex="20pt"/>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line-height="90%" fo:text-align="start" style:justify-single-word="false" style:text-autospace="none" style:writing-mode="lr-tb"/>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WW-Title1" style:family="paragraph">
      <style:paragraph-properties fo:line-height="90%" fo:text-align="start" style:justify-single-word="false" style:text-autospace="none" style:writing-mode="lr-tb"/>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RTF_5f_Num_20_2_20_1" style:display-name="RTF_Num 2 1" style:family="text">
      <style:text-properties style:font-name="OpenSymbol" style:font-name-asian="OpenSymbol" style:font-name-complex="Open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OpenSymbol" style:font-name-asian="OpenSymbol" style:font-name-complex="Open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OpenSymbol" style:font-name-asian="OpenSymbol" style:font-name-complex="Open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RTF_5f_Num_20_3_20_1" style:display-name="RTF_Num 3 1" style:family="text">
      <style:text-properties style:font-name="OpenSymbol" style:font-name-asian="OpenSymbol" style:font-name-complex="OpenSymbol"/>
    </style:style>
    <style:style style:name="RTF_5f_Num_20_3_20_2" style:display-name="RTF_Num 3 2" style:family="text">
      <style:text-properties style:font-name="OpenSymbol" style:font-name-asian="OpenSymbol" style:font-name-complex="OpenSymbol"/>
    </style:style>
    <style:style style:name="RTF_5f_Num_20_3_20_3" style:display-name="RTF_Num 3 3" style:family="text">
      <style:text-properties style:font-name="OpenSymbol" style:font-name-asian="OpenSymbol" style:font-name-complex="OpenSymbol"/>
    </style:style>
    <style:style style:name="RTF_5f_Num_20_3_20_4" style:display-name="RTF_Num 3 4" style:family="text">
      <style:text-properties style:font-name="OpenSymbol" style:font-name-asian="OpenSymbol" style:font-name-complex="OpenSymbol"/>
    </style:style>
    <style:style style:name="RTF_5f_Num_20_3_20_5" style:display-name="RTF_Num 3 5" style:family="text">
      <style:text-properties style:font-name="OpenSymbol" style:font-name-asian="OpenSymbol" style:font-name-complex="OpenSymbol"/>
    </style:style>
    <style:style style:name="RTF_5f_Num_20_3_20_6" style:display-name="RTF_Num 3 6" style:family="text">
      <style:text-properties style:font-name="OpenSymbol" style:font-name-asian="OpenSymbol" style:font-name-complex="OpenSymbol"/>
    </style:style>
    <style:style style:name="RTF_5f_Num_20_3_20_7" style:display-name="RTF_Num 3 7" style:family="text">
      <style:text-properties style:font-name="OpenSymbol" style:font-name-asian="OpenSymbol" style:font-name-complex="OpenSymbol"/>
    </style:style>
    <style:style style:name="RTF_5f_Num_20_3_20_8" style:display-name="RTF_Num 3 8" style:family="text">
      <style:text-properties style:font-name="OpenSymbol" style:font-name-asian="OpenSymbol" style:font-name-complex="OpenSymbol"/>
    </style:style>
    <style:style style:name="RTF_5f_Num_20_3_20_9" style:display-name="RTF_Num 3 9" style:family="text">
      <style:text-properties style:font-name="OpenSymbol" style:font-name-asian="OpenSymbol" style:font-name-complex="OpenSymbol"/>
    </style:style>
    <style:style style:name="RTF_5f_Num_20_4_20_1" style:display-name="RTF_Num 4 1" style:family="text">
      <style:text-properties style:font-name="OpenSymbol" style:font-name-asian="OpenSymbol" style:font-name-complex="OpenSymbol"/>
    </style:style>
    <style:style style:name="RTF_5f_Num_20_4_20_2" style:display-name="RTF_Num 4 2" style:family="text">
      <style:text-properties style:font-name="OpenSymbol" style:font-name-asian="OpenSymbol" style:font-name-complex="OpenSymbol"/>
    </style:style>
    <style:style style:name="RTF_5f_Num_20_4_20_3" style:display-name="RTF_Num 4 3" style:family="text">
      <style:text-properties style:font-name="OpenSymbol" style:font-name-asian="OpenSymbol" style:font-name-complex="OpenSymbol"/>
    </style:style>
    <style:style style:name="RTF_5f_Num_20_4_20_4" style:display-name="RTF_Num 4 4" style:family="text">
      <style:text-properties style:font-name="OpenSymbol" style:font-name-asian="OpenSymbol" style:font-name-complex="OpenSymbol"/>
    </style:style>
    <style:style style:name="RTF_5f_Num_20_4_20_5" style:display-name="RTF_Num 4 5" style:family="text">
      <style:text-properties style:font-name="OpenSymbol" style:font-name-asian="OpenSymbol" style:font-name-complex="OpenSymbol"/>
    </style:style>
    <style:style style:name="RTF_5f_Num_20_4_20_6" style:display-name="RTF_Num 4 6" style:family="text">
      <style:text-properties style:font-name="OpenSymbol" style:font-name-asian="OpenSymbol" style:font-name-complex="OpenSymbol"/>
    </style:style>
    <style:style style:name="RTF_5f_Num_20_4_20_7" style:display-name="RTF_Num 4 7" style:family="text">
      <style:text-properties style:font-name="OpenSymbol" style:font-name-asian="OpenSymbol" style:font-name-complex="OpenSymbol"/>
    </style:style>
    <style:style style:name="RTF_5f_Num_20_4_20_8" style:display-name="RTF_Num 4 8" style:family="text">
      <style:text-properties style:font-name="OpenSymbol" style:font-name-asian="OpenSymbol" style:font-name-complex="OpenSymbol"/>
    </style:style>
    <style:style style:name="RTF_5f_Num_20_4_20_9" style:display-name="RTF_Num 4 9" style:family="text">
      <style:text-properties style:font-name="OpenSymbol" style:font-name-asian="OpenSymbol" style:font-name-complex="OpenSymbol"/>
    </style:style>
    <style:style style:name="RTF_5f_Num_20_5_20_1" style:display-name="RTF_Num 5 1" style:family="text">
      <style:text-properties style:font-name="OpenSymbol" style:font-name-asian="OpenSymbol" style:font-name-complex="OpenSymbol"/>
    </style:style>
    <style:style style:name="RTF_5f_Num_20_5_20_2" style:display-name="RTF_Num 5 2" style:family="text">
      <style:text-properties style:font-name="OpenSymbol" style:font-name-asian="OpenSymbol" style:font-name-complex="OpenSymbol"/>
    </style:style>
    <style:style style:name="RTF_5f_Num_20_5_20_3" style:display-name="RTF_Num 5 3" style:family="text">
      <style:text-properties style:font-name="OpenSymbol" style:font-name-asian="OpenSymbol" style:font-name-complex="OpenSymbol"/>
    </style:style>
    <style:style style:name="RTF_5f_Num_20_5_20_4" style:display-name="RTF_Num 5 4" style:family="text">
      <style:text-properties style:font-name="OpenSymbol" style:font-name-asian="OpenSymbol" style:font-name-complex="OpenSymbol"/>
    </style:style>
    <style:style style:name="RTF_5f_Num_20_5_20_5" style:display-name="RTF_Num 5 5" style:family="text">
      <style:text-properties style:font-name="OpenSymbol" style:font-name-asian="OpenSymbol" style:font-name-complex="OpenSymbol"/>
    </style:style>
    <style:style style:name="RTF_5f_Num_20_5_20_6" style:display-name="RTF_Num 5 6" style:family="text">
      <style:text-properties style:font-name="OpenSymbol" style:font-name-asian="OpenSymbol" style:font-name-complex="OpenSymbol"/>
    </style:style>
    <style:style style:name="RTF_5f_Num_20_5_20_7" style:display-name="RTF_Num 5 7" style:family="text">
      <style:text-properties style:font-name="OpenSymbol" style:font-name-asian="OpenSymbol" style:font-name-complex="OpenSymbol"/>
    </style:style>
    <style:style style:name="RTF_5f_Num_20_5_20_8" style:display-name="RTF_Num 5 8" style:family="text">
      <style:text-properties style:font-name="OpenSymbol" style:font-name-asian="OpenSymbol" style:font-name-complex="OpenSymbol"/>
    </style:style>
    <style:style style:name="RTF_5f_Num_20_5_20_9" style:display-name="RTF_Num 5 9" style:family="text">
      <style:text-properties style:font-name="OpenSymbol" style:font-name-asian="OpenSymbol" style:font-name-complex="OpenSymbol"/>
    </style:style>
    <style:style style:name="RTF_5f_Num_20_6_20_1" style:display-name="RTF_Num 6 1" style:family="text">
      <style:text-properties style:font-name="OpenSymbol" style:font-name-asian="OpenSymbol" style:font-name-complex="OpenSymbol"/>
    </style:style>
    <style:style style:name="RTF_5f_Num_20_6_20_2" style:display-name="RTF_Num 6 2" style:family="text">
      <style:text-properties style:font-name="OpenSymbol" style:font-name-asian="OpenSymbol" style:font-name-complex="OpenSymbol"/>
    </style:style>
    <style:style style:name="RTF_5f_Num_20_6_20_3" style:display-name="RTF_Num 6 3" style:family="text">
      <style:text-properties style:font-name="OpenSymbol" style:font-name-asian="OpenSymbol" style:font-name-complex="OpenSymbol"/>
    </style:style>
    <style:style style:name="RTF_5f_Num_20_6_20_4" style:display-name="RTF_Num 6 4" style:family="text">
      <style:text-properties style:font-name="OpenSymbol" style:font-name-asian="OpenSymbol" style:font-name-complex="OpenSymbol"/>
    </style:style>
    <style:style style:name="RTF_5f_Num_20_6_20_5" style:display-name="RTF_Num 6 5" style:family="text">
      <style:text-properties style:font-name="OpenSymbol" style:font-name-asian="OpenSymbol" style:font-name-complex="OpenSymbol"/>
    </style:style>
    <style:style style:name="RTF_5f_Num_20_6_20_6" style:display-name="RTF_Num 6 6" style:family="text">
      <style:text-properties style:font-name="OpenSymbol" style:font-name-asian="OpenSymbol" style:font-name-complex="OpenSymbol"/>
    </style:style>
    <style:style style:name="RTF_5f_Num_20_6_20_7" style:display-name="RTF_Num 6 7" style:family="text">
      <style:text-properties style:font-name="OpenSymbol" style:font-name-asian="OpenSymbol" style:font-name-complex="OpenSymbol"/>
    </style:style>
    <style:style style:name="RTF_5f_Num_20_6_20_8" style:display-name="RTF_Num 6 8" style:family="text">
      <style:text-properties style:font-name="OpenSymbol" style:font-name-asian="OpenSymbol" style:font-name-complex="OpenSymbol"/>
    </style:style>
    <style:style style:name="RTF_5f_Num_20_6_20_9" style:display-name="RTF_Num 6 9" style:family="text">
      <style:text-properties style:font-name="OpenSymbol" style:font-name-asian="OpenSymbol" style:font-name-complex="OpenSymbol"/>
    </style:style>
    <style:style style:name="RTF_5f_Num_20_7_20_1" style:display-name="RTF_Num 7 1" style:family="text">
      <style:text-properties style:font-name="OpenSymbol" style:font-name-asian="OpenSymbol" style:font-name-complex="OpenSymbol"/>
    </style:style>
    <style:style style:name="RTF_5f_Num_20_7_20_2" style:display-name="RTF_Num 7 2" style:family="text">
      <style:text-properties style:font-name="OpenSymbol" style:font-name-asian="OpenSymbol" style:font-name-complex="OpenSymbol"/>
    </style:style>
    <style:style style:name="RTF_5f_Num_20_7_20_3" style:display-name="RTF_Num 7 3" style:family="text">
      <style:text-properties style:font-name="OpenSymbol" style:font-name-asian="OpenSymbol" style:font-name-complex="OpenSymbol"/>
    </style:style>
    <style:style style:name="RTF_5f_Num_20_7_20_4" style:display-name="RTF_Num 7 4" style:family="text">
      <style:text-properties style:font-name="OpenSymbol" style:font-name-asian="OpenSymbol" style:font-name-complex="OpenSymbol"/>
    </style:style>
    <style:style style:name="RTF_5f_Num_20_7_20_5" style:display-name="RTF_Num 7 5" style:family="text">
      <style:text-properties style:font-name="OpenSymbol" style:font-name-asian="OpenSymbol" style:font-name-complex="OpenSymbol"/>
    </style:style>
    <style:style style:name="RTF_5f_Num_20_7_20_6" style:display-name="RTF_Num 7 6" style:family="text">
      <style:text-properties style:font-name="OpenSymbol" style:font-name-asian="OpenSymbol" style:font-name-complex="OpenSymbol"/>
    </style:style>
    <style:style style:name="RTF_5f_Num_20_7_20_7" style:display-name="RTF_Num 7 7" style:family="text">
      <style:text-properties style:font-name="OpenSymbol" style:font-name-asian="OpenSymbol" style:font-name-complex="OpenSymbol"/>
    </style:style>
    <style:style style:name="RTF_5f_Num_20_7_20_8" style:display-name="RTF_Num 7 8" style:family="text">
      <style:text-properties style:font-name="OpenSymbol" style:font-name-asian="OpenSymbol" style:font-name-complex="OpenSymbol"/>
    </style:style>
    <style:style style:name="RTF_5f_Num_20_7_20_9" style:display-name="RTF_Num 7 9" style:family="text">
      <style:text-properties style:font-name="OpenSymbol" style:font-name-asian="OpenSymbol" style:font-name-complex="OpenSymbol"/>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style:text-properties style:font-name="OpenSymbol"/>
      </text:list-level-style-bullet>
      <text:list-level-style-bullet text:level="2" text:style-name="RTF_5f_Num_20_2_20_2" style:num-suffix="." text:bullet-char="◦">
        <style:list-level-properties text:space-before="0.5in" text:min-label-width="0.25in"/>
        <style:text-properties style:font-name="OpenSymbol"/>
      </text:list-level-style-bullet>
      <text:list-level-style-bullet text:level="3" text:style-name="RTF_5f_Num_20_2_20_3" style:num-suffix="." text:bullet-char="▪">
        <style:list-level-properties text:space-before="0.75in" text:min-label-width="0.25in"/>
        <style:text-properties style:font-name="OpenSymbol"/>
      </text:list-level-style-bullet>
      <text:list-level-style-bullet text:level="4" text:style-name="RTF_5f_Num_20_2_20_4" style:num-suffix="." text:bullet-char="•">
        <style:list-level-properties text:space-before="1in" text:min-label-width="0.25in"/>
        <style:text-properties style:font-name="OpenSymbol"/>
      </text:list-level-style-bullet>
      <text:list-level-style-bullet text:level="5" text:style-name="RTF_5f_Num_20_2_20_5" style:num-suffix="." text:bullet-char="◦">
        <style:list-level-properties text:space-before="1.25in" text:min-label-width="0.25in"/>
        <style:text-properties style:font-name="OpenSymbol"/>
      </text:list-level-style-bullet>
      <text:list-level-style-bullet text:level="6" text:style-name="RTF_5f_Num_20_2_20_6" style:num-suffix="." text:bullet-char="▪">
        <style:list-level-properties text:space-before="1.5in" text:min-label-width="0.25in"/>
        <style:text-properties style:font-name="OpenSymbol"/>
      </text:list-level-style-bullet>
      <text:list-level-style-bullet text:level="7" text:style-name="RTF_5f_Num_20_2_20_7" style:num-suffix="." text:bullet-char="•">
        <style:list-level-properties text:space-before="1.75in" text:min-label-width="0.25in"/>
        <style:text-properties style:font-name="OpenSymbol"/>
      </text:list-level-style-bullet>
      <text:list-level-style-bullet text:level="8" text:style-name="RTF_5f_Num_20_2_20_8" style:num-suffix="." text:bullet-char="◦">
        <style:list-level-properties text:space-before="2in" text:min-label-width="0.25in"/>
        <style:text-properties style:font-name="OpenSymbol"/>
      </text:list-level-style-bullet>
      <text:list-level-style-bullet text:level="9" text:style-name="RTF_5f_Num_20_2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style:text-properties style:font-name="OpenSymbol"/>
      </text:list-level-style-bullet>
      <text:list-level-style-bullet text:level="2" text:style-name="RTF_5f_Num_20_3_20_2" style:num-suffix="." text:bullet-char="◦">
        <style:list-level-properties text:space-before="0.5in" text:min-label-width="0.25in"/>
        <style:text-properties style:font-name="OpenSymbol"/>
      </text:list-level-style-bullet>
      <text:list-level-style-bullet text:level="3" text:style-name="RTF_5f_Num_20_3_20_3" style:num-suffix="." text:bullet-char="▪">
        <style:list-level-properties text:space-before="0.75in" text:min-label-width="0.25in"/>
        <style:text-properties style:font-name="OpenSymbol"/>
      </text:list-level-style-bullet>
      <text:list-level-style-bullet text:level="4" text:style-name="RTF_5f_Num_20_3_20_4" style:num-suffix="." text:bullet-char="•">
        <style:list-level-properties text:space-before="1in" text:min-label-width="0.25in"/>
        <style:text-properties style:font-name="OpenSymbol"/>
      </text:list-level-style-bullet>
      <text:list-level-style-bullet text:level="5" text:style-name="RTF_5f_Num_20_3_20_5" style:num-suffix="." text:bullet-char="◦">
        <style:list-level-properties text:space-before="1.25in" text:min-label-width="0.25in"/>
        <style:text-properties style:font-name="OpenSymbol"/>
      </text:list-level-style-bullet>
      <text:list-level-style-bullet text:level="6" text:style-name="RTF_5f_Num_20_3_20_6" style:num-suffix="." text:bullet-char="▪">
        <style:list-level-properties text:space-before="1.5in" text:min-label-width="0.25in"/>
        <style:text-properties style:font-name="OpenSymbol"/>
      </text:list-level-style-bullet>
      <text:list-level-style-bullet text:level="7" text:style-name="RTF_5f_Num_20_3_20_7" style:num-suffix="." text:bullet-char="•">
        <style:list-level-properties text:space-before="1.75in" text:min-label-width="0.25in"/>
        <style:text-properties style:font-name="OpenSymbol"/>
      </text:list-level-style-bullet>
      <text:list-level-style-bullet text:level="8" text:style-name="RTF_5f_Num_20_3_20_8" style:num-suffix="." text:bullet-char="◦">
        <style:list-level-properties text:space-before="2in" text:min-label-width="0.25in"/>
        <style:text-properties style:font-name="OpenSymbol"/>
      </text:list-level-style-bullet>
      <text:list-level-style-bullet text:level="9" text:style-name="RTF_5f_Num_20_3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OpenSymbol"/>
      </text:list-level-style-bullet>
      <text:list-level-style-bullet text:level="2" text:style-name="RTF_5f_Num_20_4_20_2" style:num-suffix="." text:bullet-char="◦">
        <style:list-level-properties text:space-before="0.5in" text:min-label-width="0.25in"/>
        <style:text-properties style:font-name="OpenSymbol"/>
      </text:list-level-style-bullet>
      <text:list-level-style-bullet text:level="3" text:style-name="RTF_5f_Num_20_4_20_3" style:num-suffix="." text:bullet-char="▪">
        <style:list-level-properties text:space-before="0.75in" text:min-label-width="0.25in"/>
        <style:text-properties style:font-name="OpenSymbol"/>
      </text:list-level-style-bullet>
      <text:list-level-style-bullet text:level="4" text:style-name="RTF_5f_Num_20_4_20_4" style:num-suffix="." text:bullet-char="•">
        <style:list-level-properties text:space-before="1in" text:min-label-width="0.25in"/>
        <style:text-properties style:font-name="OpenSymbol"/>
      </text:list-level-style-bullet>
      <text:list-level-style-bullet text:level="5" text:style-name="RTF_5f_Num_20_4_20_5" style:num-suffix="." text:bullet-char="◦">
        <style:list-level-properties text:space-before="1.25in" text:min-label-width="0.25in"/>
        <style:text-properties style:font-name="OpenSymbol"/>
      </text:list-level-style-bullet>
      <text:list-level-style-bullet text:level="6" text:style-name="RTF_5f_Num_20_4_20_6" style:num-suffix="." text:bullet-char="▪">
        <style:list-level-properties text:space-before="1.5in" text:min-label-width="0.25in"/>
        <style:text-properties style:font-name="OpenSymbol"/>
      </text:list-level-style-bullet>
      <text:list-level-style-bullet text:level="7" text:style-name="RTF_5f_Num_20_4_20_7" style:num-suffix="." text:bullet-char="•">
        <style:list-level-properties text:space-before="1.75in" text:min-label-width="0.25in"/>
        <style:text-properties style:font-name="OpenSymbol"/>
      </text:list-level-style-bullet>
      <text:list-level-style-bullet text:level="8" text:style-name="RTF_5f_Num_20_4_20_8" style:num-suffix="." text:bullet-char="◦">
        <style:list-level-properties text:space-before="2in" text:min-label-width="0.25in"/>
        <style:text-properties style:font-name="OpenSymbol"/>
      </text:list-level-style-bullet>
      <text:list-level-style-bullet text:level="9" text:style-name="RTF_5f_Num_20_4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OpenSymbol"/>
      </text:list-level-style-bullet>
      <text:list-level-style-bullet text:level="2" text:style-name="RTF_5f_Num_20_5_20_2" style:num-suffix="." text:bullet-char="◦">
        <style:list-level-properties text:space-before="0.5in" text:min-label-width="0.25in"/>
        <style:text-properties style:font-name="OpenSymbol"/>
      </text:list-level-style-bullet>
      <text:list-level-style-bullet text:level="3" text:style-name="RTF_5f_Num_20_5_20_3" style:num-suffix="." text:bullet-char="▪">
        <style:list-level-properties text:space-before="0.75in" text:min-label-width="0.25in"/>
        <style:text-properties style:font-name="OpenSymbol"/>
      </text:list-level-style-bullet>
      <text:list-level-style-bullet text:level="4" text:style-name="RTF_5f_Num_20_5_20_4" style:num-suffix="." text:bullet-char="•">
        <style:list-level-properties text:space-before="1in" text:min-label-width="0.25in"/>
        <style:text-properties style:font-name="OpenSymbol"/>
      </text:list-level-style-bullet>
      <text:list-level-style-bullet text:level="5" text:style-name="RTF_5f_Num_20_5_20_5" style:num-suffix="." text:bullet-char="◦">
        <style:list-level-properties text:space-before="1.25in" text:min-label-width="0.25in"/>
        <style:text-properties style:font-name="OpenSymbol"/>
      </text:list-level-style-bullet>
      <text:list-level-style-bullet text:level="6" text:style-name="RTF_5f_Num_20_5_20_6" style:num-suffix="." text:bullet-char="▪">
        <style:list-level-properties text:space-before="1.5in" text:min-label-width="0.25in"/>
        <style:text-properties style:font-name="OpenSymbol"/>
      </text:list-level-style-bullet>
      <text:list-level-style-bullet text:level="7" text:style-name="RTF_5f_Num_20_5_20_7" style:num-suffix="." text:bullet-char="•">
        <style:list-level-properties text:space-before="1.75in" text:min-label-width="0.25in"/>
        <style:text-properties style:font-name="OpenSymbol"/>
      </text:list-level-style-bullet>
      <text:list-level-style-bullet text:level="8" text:style-name="RTF_5f_Num_20_5_20_8" style:num-suffix="." text:bullet-char="◦">
        <style:list-level-properties text:space-before="2in" text:min-label-width="0.25in"/>
        <style:text-properties style:font-name="OpenSymbol"/>
      </text:list-level-style-bullet>
      <text:list-level-style-bullet text:level="9" text:style-name="RTF_5f_Num_20_5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style:text-properties style:font-name="OpenSymbol"/>
      </text:list-level-style-bullet>
      <text:list-level-style-bullet text:level="2" text:style-name="RTF_5f_Num_20_6_20_2" style:num-suffix="." text:bullet-char="◦">
        <style:list-level-properties text:space-before="0.5in" text:min-label-width="0.25in"/>
        <style:text-properties style:font-name="OpenSymbol"/>
      </text:list-level-style-bullet>
      <text:list-level-style-bullet text:level="3" text:style-name="RTF_5f_Num_20_6_20_3" style:num-suffix="." text:bullet-char="▪">
        <style:list-level-properties text:space-before="0.75in" text:min-label-width="0.25in"/>
        <style:text-properties style:font-name="OpenSymbol"/>
      </text:list-level-style-bullet>
      <text:list-level-style-bullet text:level="4" text:style-name="RTF_5f_Num_20_6_20_4" style:num-suffix="." text:bullet-char="•">
        <style:list-level-properties text:space-before="1in" text:min-label-width="0.25in"/>
        <style:text-properties style:font-name="OpenSymbol"/>
      </text:list-level-style-bullet>
      <text:list-level-style-bullet text:level="5" text:style-name="RTF_5f_Num_20_6_20_5" style:num-suffix="." text:bullet-char="◦">
        <style:list-level-properties text:space-before="1.25in" text:min-label-width="0.25in"/>
        <style:text-properties style:font-name="OpenSymbol"/>
      </text:list-level-style-bullet>
      <text:list-level-style-bullet text:level="6" text:style-name="RTF_5f_Num_20_6_20_6" style:num-suffix="." text:bullet-char="▪">
        <style:list-level-properties text:space-before="1.5in" text:min-label-width="0.25in"/>
        <style:text-properties style:font-name="OpenSymbol"/>
      </text:list-level-style-bullet>
      <text:list-level-style-bullet text:level="7" text:style-name="RTF_5f_Num_20_6_20_7" style:num-suffix="." text:bullet-char="•">
        <style:list-level-properties text:space-before="1.75in" text:min-label-width="0.25in"/>
        <style:text-properties style:font-name="OpenSymbol"/>
      </text:list-level-style-bullet>
      <text:list-level-style-bullet text:level="8" text:style-name="RTF_5f_Num_20_6_20_8" style:num-suffix="." text:bullet-char="◦">
        <style:list-level-properties text:space-before="2in" text:min-label-width="0.25in"/>
        <style:text-properties style:font-name="OpenSymbol"/>
      </text:list-level-style-bullet>
      <text:list-level-style-bullet text:level="9" text:style-name="RTF_5f_Num_20_6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style:text-properties style:font-name="OpenSymbol"/>
      </text:list-level-style-bullet>
      <text:list-level-style-bullet text:level="2" text:style-name="RTF_5f_Num_20_7_20_2" style:num-suffix="." text:bullet-char="◦">
        <style:list-level-properties text:space-before="0.5in" text:min-label-width="0.25in"/>
        <style:text-properties style:font-name="OpenSymbol"/>
      </text:list-level-style-bullet>
      <text:list-level-style-bullet text:level="3" text:style-name="RTF_5f_Num_20_7_20_3" style:num-suffix="." text:bullet-char="▪">
        <style:list-level-properties text:space-before="0.75in" text:min-label-width="0.25in"/>
        <style:text-properties style:font-name="OpenSymbol"/>
      </text:list-level-style-bullet>
      <text:list-level-style-bullet text:level="4" text:style-name="RTF_5f_Num_20_7_20_4" style:num-suffix="." text:bullet-char="•">
        <style:list-level-properties text:space-before="1in" text:min-label-width="0.25in"/>
        <style:text-properties style:font-name="OpenSymbol"/>
      </text:list-level-style-bullet>
      <text:list-level-style-bullet text:level="5" text:style-name="RTF_5f_Num_20_7_20_5" style:num-suffix="." text:bullet-char="◦">
        <style:list-level-properties text:space-before="1.25in" text:min-label-width="0.25in"/>
        <style:text-properties style:font-name="OpenSymbol"/>
      </text:list-level-style-bullet>
      <text:list-level-style-bullet text:level="6" text:style-name="RTF_5f_Num_20_7_20_6" style:num-suffix="." text:bullet-char="▪">
        <style:list-level-properties text:space-before="1.5in" text:min-label-width="0.25in"/>
        <style:text-properties style:font-name="OpenSymbol"/>
      </text:list-level-style-bullet>
      <text:list-level-style-bullet text:level="7" text:style-name="RTF_5f_Num_20_7_20_7" style:num-suffix="." text:bullet-char="•">
        <style:list-level-properties text:space-before="1.75in" text:min-label-width="0.25in"/>
        <style:text-properties style:font-name="OpenSymbol"/>
      </text:list-level-style-bullet>
      <text:list-level-style-bullet text:level="8" text:style-name="RTF_5f_Num_20_7_20_8" style:num-suffix="." text:bullet-char="◦">
        <style:list-level-properties text:space-before="2in" text:min-label-width="0.25in"/>
        <style:text-properties style:font-name="OpenSymbol"/>
      </text:list-level-style-bullet>
      <text:list-level-style-bullet text:level="9" text:style-name="RTF_5f_Num_20_7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5-13T16:31:31.09</dc:date>
    <meta:generator>OpenOffice/4.1.15$Win32 OpenOffice.org_project/4115m2$Build-9813</meta:generator>
    <meta:editing-duration>P2DT13H25M43S</meta:editing-duration>
    <meta:editing-cycles>13</meta:editing-cycles>
    <meta:document-statistic meta:table-count="0" meta:image-count="0" meta:object-count="1" meta:page-count="26" meta:paragraph-count="364" meta:word-count="2480" meta:character-count="163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case-sensitive="false" table:automatic-find-labels="false" table:use-regular-expressions="false">
        <table:iteration table:maximum-difference="0.0001"/>
      </table:calculation-settings>
      <table:table table:name="Sheet8"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number:number-style style:name="N16106P0" style:volatile="true" number:language="en" number:country="IN">
      <number:number number:decimal-places="0" number:min-integer-digits="1" number:grouping="true"/>
    </number:number-style>
    <number:number-style style:name="N16106" number:language="en" number:country="IN">
      <number:text>-</number:text>
      <number:number number:decimal-places="0" number:min-integer-digits="1" number:grouping="true"/>
      <style:map style:condition="value()&gt;=0" style:apply-style-name="N16106P0"/>
    </number:number-style>
    <number:number-style style:name="N16107P0" style:volatile="true" number:language="en" number:country="IN">
      <number:number number:decimal-places="0" number:min-integer-digits="1" number:grouping="true"/>
    </number:number-style>
    <number:number-style style:name="N16107" number:language="en" number:country="IN">
      <style:text-properties fo:color="#ff0000"/>
      <number:text>-</number:text>
      <number:number number:decimal-places="0" number:min-integer-digits="1" number:grouping="true"/>
      <style:map style:condition="value()&gt;=0" style:apply-style-name="N16107P0"/>
    </number:number-style>
    <number:number-style style:name="N16108P0" style:volatile="true" number:language="en" number:country="IN">
      <number:number number:decimal-places="2" number:min-integer-digits="1" number:grouping="true"/>
    </number:number-style>
    <number:number-style style:name="N16108" number:language="en" number:country="IN">
      <number:text>-</number:text>
      <number:number number:decimal-places="2" number:min-integer-digits="1" number:grouping="true"/>
      <style:map style:condition="value()&gt;=0" style:apply-style-name="N16108P0"/>
    </number:number-style>
    <number:number-style style:name="N16109P0" style:volatile="true" number:language="en" number:country="IN">
      <number:number number:decimal-places="2" number:min-integer-digits="1" number:grouping="true"/>
    </number:number-style>
    <number:number-style style:name="N16109" number:language="en" number:country="IN">
      <style:text-properties fo:color="#ff0000"/>
      <number:text>-</number:text>
      <number:number number:decimal-places="2" number:min-integer-digits="1" number:grouping="true"/>
      <style:map style:condition="value()&gt;=0" style:apply-style-name="N16109P0"/>
    </number:number-style>
    <number:number-style style:name="N16113P0" style:volatile="true" number:language="en" number:country="IN">
      <number:number number:decimal-places="0" number:min-integer-digits="1" number:grouping="true"/>
      <number:text> </number:text>
    </number:number-style>
    <number:number-style style:name="N16113P1" style:volatile="true" number:language="en" number:country="IN">
      <number:text>-</number:text>
      <number:number number:decimal-places="0" number:min-integer-digits="1" number:grouping="true"/>
      <number:text> </number:text>
    </number:number-style>
    <number:number-style style:name="N16113P2" style:volatile="true" number:language="en" number:country="IN">
      <number:text> - </number:text>
    </number:number-style>
    <number:text-style style:name="N16113" number:language="en" number:country="IN">
      <number:text-content/>
      <number:text> </number:text>
      <style:map style:condition="value()&gt;0" style:apply-style-name="N16113P0"/>
      <style:map style:condition="value()&lt;0" style:apply-style-name="N16113P1"/>
      <style:map style:condition="value()=0" style:apply-style-name="N16113P2"/>
    </number:text-style>
    <number:number-style style:name="N16117P0" style:volatile="true" number:language="en" number:country="IN">
      <number:number number:decimal-places="2" number:min-integer-digits="1" number:grouping="true"/>
      <number:text> </number:text>
    </number:number-style>
    <number:number-style style:name="N16117P1" style:volatile="true" number:language="en" number:country="IN">
      <number:text>-</number:text>
      <number:number number:decimal-places="2" number:min-integer-digits="1" number:grouping="true"/>
      <number:text> </number:text>
    </number:number-style>
    <number:number-style style:name="N16117P2" style:volatile="true" number:language="en" number:country="IN">
      <number:text> -</number:text>
      <number:number number:decimal-places="0" number:min-integer-digits="0"/>
      <number:text> </number:text>
    </number:number-style>
    <number:text-style style:name="N16117" number:language="en" number:country="IN">
      <number:text-content/>
      <number:text> </number:text>
      <style:map style:condition="value()&gt;0" style:apply-style-name="N16117P0"/>
      <style:map style:condition="value()&lt;0" style:apply-style-name="N16117P1"/>
      <style:map style:condition="value()=0" style:apply-style-name="N16117P2"/>
    </number:text-style>
    <number:time-style style:name="N16118" number:language="en" number:country="IN">
      <number:minutes number:style="long"/>
      <number:text>:</number:text>
      <number:seconds number:style="long"/>
    </number:time-style>
    <number:time-style style:name="N16119" number:language="en" number:country="IN" number:truncate-on-overflow="false">
      <number:hours/>
      <number:text>:</number:text>
      <number:minutes number:style="long"/>
      <number:text>:</number:text>
      <number:seconds number:style="long"/>
    </number:time-style>
    <number:time-style style:name="N16120" number:language="en" number:country="IN">
      <number:minutes number:style="long"/>
      <number:text>:</number:text>
      <number:seconds number:style="long" number:decimal-places="1"/>
    </number:time-style>
    <number:number-style style:name="N16121" number:language="en" number:country="I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5-10">05/10/2024</text:date>, <text:time>17:01:51</text:time></text:p>
        </style:region-right>
      </style:header>
      <style:header-left style:display="false"/>
      <style:footer>
        <text:p>Page <text:page-number>1</text:page-number> / <text:page-count>99</text:page-count></text:p>
      </style:footer>
      <style:footer-left style:display="false"/>
    </style:master-page>
  </office:master-styles>
</office:document-styles>
</file>